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000000030028C343AD273A0A58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3" svg:font-family="'Courier New'" style:font-pitch="variable"/>
    <style:font-face style:name="Bitstream Vera Sans2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rebuchet MS3" svg:font-family="'Trebuchet MS'" style:font-family-generic="moder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true" fo:max-height="0cm" fo:min-height="6.618cm" fo:min-width="12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8.565cm"/>
    </style:style>
    <style:style style:name="gr6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0.861cm" fo:min-width="15.749cm" fo:padding-top="0.2cm" fo:padding-bottom="0.2cm" fo:padding-left="0.525cm" fo:padding-right="0.5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17.829cm"/>
    </style:style>
    <style:style style:name="gr9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7.572cm" fo:min-width="15.749cm" fo:padding-top="0.2cm" fo:padding-bottom="0.2cm" fo:padding-left="0.525cm" fo:padding-right="0.525cm"/>
    </style:style>
    <style:style style:name="gr10" style:family="graphic" style:parent-style-name="standard">
      <style:graphic-properties draw:stroke="none" draw:fill="none"/>
    </style:style>
    <style:style style:name="gr11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14.158cm" fo:min-width="15.749cm" fo:padding-top="0.2cm" fo:padding-bottom="0.2cm" fo:padding-left="0.525cm" fo:padding-right="0.525cm"/>
    </style:style>
    <style:style style:name="gr12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16.001cm" fo:min-width="15.749cm" fo:padding-top="0.2cm" fo:padding-bottom="0.2cm" fo:padding-left="0.525cm" fo:padding-right="0.525cm"/>
    </style:style>
    <style:style style:name="gr13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12.801cm" fo:min-width="15.749cm" fo:padding-top="0.2cm" fo:padding-bottom="0.2cm" fo:padding-left="0.525cm" fo:padding-right="0.525cm"/>
    </style:style>
    <style:style style:name="gr14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4.563cm" fo:min-width="15.749cm" fo:padding-top="0.2cm" fo:padding-bottom="0.2cm" fo:padding-left="0.525cm" fo:padding-right="0.525cm"/>
    </style:style>
    <style:style style:name="gr15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2.072cm" fo:min-width="15.749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7.045cm" fo:min-width="15.749cm" fo:padding-top="0cm" fo:padding-bottom="0cm" fo:padding-left="0cm" fo:padding-right="0cm"/>
    </style:style>
    <style:style style:name="gr17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2cm"/>
    </style:style>
    <style:style style:name="gr19" style:family="graphic" style:parent-style-name="standard">
      <style:graphic-properties draw:stroke="solid" svg:stroke-width="0.06cm" svg:stroke-color="#000000" draw:marker-start-width="0.4cm" draw:marker-end-width="0.4cm" draw:fill="solid" draw:fill-color="#ffffff" draw:auto-grow-height="true" draw:auto-grow-width="false" fo:max-height="0cm" fo:min-height="15.31cm" fo:min-width="15.749cm" fo:padding-top="0.2cm" fo:padding-bottom="0.2cm" fo:padding-left="0.525cm" fo:padding-right="0.525cm"/>
    </style:style>
    <style:style style:name="gr20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3.6cm" fo:min-width="15.749cm" fo:padding-top="0.2cm" fo:padding-bottom="0.2cm" fo:padding-left="0.525cm" fo:padding-right="0.525cm"/>
    </style:style>
    <style:style style:name="gr21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6.401cm" fo:min-width="15.749cm" fo:padding-top="0.2cm" fo:padding-bottom="0.2cm" fo:padding-left="0.525cm" fo:padding-right="0.525cm"/>
    </style:style>
    <style:style style:name="gr22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4.801cm" fo:min-width="15.749cm" fo:padding-top="0.2cm" fo:padding-bottom="0.2cm" fo:padding-left="0.525cm" fo:padding-right="0.525cm"/>
    </style:style>
    <style:style style:name="gr23" style:family="graphic" style:parent-style-name="standard">
      <style:graphic-properties draw:stroke="none" svg:stroke-width="0.06cm" svg:stroke-color="#000000" draw:marker-start-width="0.4cm" draw:marker-end-width="0.4cm" draw:fill="none" draw:fill-color="#ffffff" draw:auto-grow-height="true" draw:auto-grow-width="false" fo:max-height="0cm" fo:min-height="9.601cm" fo:min-width="15.749cm" fo:padding-top="0.2cm" fo:padding-bottom="0.2cm" fo:padding-left="0.525cm" fo:padding-right="0.525cm"/>
    </style:style>
    <style:style style:name="gr24" style:family="graphic" style:parent-style-name="standard">
      <style:graphic-properties draw:stroke="none" svg:stroke-width="0.06cm" svg:stroke-color="#000000" draw:marker-start-width="0.4cm" draw:marker-end-width="0.4cm" draw:fill="none" draw:fill-color="#ffffff" draw:auto-grow-height="true" draw:auto-grow-width="false" fo:max-height="0cm" fo:min-height="8.001cm" fo:min-width="15.749cm" fo:padding-top="0.2cm" fo:padding-bottom="0.2cm" fo:padding-left="0.525cm" fo:padding-right="0.52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4.82cm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draw:auto-grow-height="true" fo:min-height="10.586cm"/>
    </style:style>
    <style:style style:name="pr5" style:family="presentation" style:parent-style-name="Default-outline1">
      <style:graphic-properties fo:min-height="9cm"/>
    </style:style>
    <style:style style:name="pr6" style:family="presentation" style:parent-style-name="Default-outline1">
      <style:graphic-properties draw:auto-grow-height="true" fo:min-height="8.3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draw:auto-grow-height="true" fo:min-height="13.859cm"/>
    </style:style>
    <style:style style:name="pr9" style:family="presentation" style:parent-style-name="Default-title">
      <style:graphic-properties fo:min-height="3cm"/>
    </style:style>
    <style:style style:name="pr10" style:family="presentation" style:parent-style-name="Default-outline1">
      <style:graphic-properties draw:auto-grow-height="true" fo:min-height="9.231cm"/>
    </style:style>
    <style:style style:name="pr11" style:family="presentation" style:parent-style-name="Default-outline1" style:list-style-name="L3">
      <style:graphic-properties draw:auto-grow-height="true"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944794" style:font-name="Trebuchet MS2" fo:font-size="32pt" fo:font-style="normal" fo:text-shadow="none" fo:font-weight="bold" style:font-size-asian="32pt" style:font-style-asian="italic" style:font-weight-asian="bold" style:font-size-complex="32pt" style:font-style-complex="italic" style:font-weight-complex="bold" style:font-relief="embossed"/>
    </style:style>
    <style:style style:name="P3" style:family="paragraph">
      <loext:graphic-properties draw:fill="none" draw:fill-color="#ffffff"/>
      <style:text-properties fo:color="#000000" style:font-name="Courier 10 Pitch2" fo:font-size="180pt" style:font-size-asian="180pt" style:font-size-complex="180pt" style:font-relief="none"/>
    </style:style>
    <style:style style:name="P4" style:family="paragraph">
      <loext:graphic-properties draw:fill="none" draw:fill-color="#ffffff"/>
      <style:text-properties style:font-name="Courier 10 Pitch1" fo:font-size="28pt" style:font-size-asian="28pt" style:font-size-complex="28pt"/>
    </style:style>
    <style:style style:name="P5" style:family="paragraph">
      <loext:graphic-properties draw:fill="none" draw:fill-color="#ffffff"/>
      <style:text-properties style:font-name="Courier New2" fo:font-size="26pt" style:font-size-asian="26pt" style:font-size-complex="26pt"/>
    </style:style>
    <style:style style:name="P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.376cm" fo:margin-right="0cm" fo:text-indent="0cm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.419cm" fo:margin-right="0cm" fo:text-indent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color="#944794" fo:font-size="66pt" fo:text-shadow="1pt 1pt" fo:font-weight="bold" style:font-size-asian="18pt" style:font-size-complex="18pt"/>
    </style:style>
    <style:style style:name="P13" style:family="paragraph">
      <loext:graphic-properties draw:fill="solid" draw:fill-color="#ffffff"/>
      <style:text-properties style:font-name="Courier New2" fo:font-size="18pt" style:font-size-asian="18pt" style:font-size-complex="18pt"/>
    </style:style>
    <style:style style:name="P14" style:family="paragraph">
      <loext:graphic-properties draw:fill="none" draw:fill-color="#ffffff"/>
      <style:text-properties style:font-name="Courier New2" fo:font-size="36pt" style:font-size-asian="36pt" style:font-size-complex="36pt"/>
    </style:style>
    <style:style style:name="P15" style:family="paragraph">
      <loext:graphic-properties draw:fill-color="#ffffff"/>
    </style:style>
    <style:style style:name="P16" style:family="paragraph">
      <style:text-properties style:font-name="Courier New2" fo:font-size="44pt" fo:font-weight="normal" style:font-size-asian="44pt" style:font-weight-asian="normal" style:font-size-complex="44pt" style:font-weight-complex="normal"/>
    </style:style>
    <style:style style:name="P17" style:family="paragraph">
      <style:paragraph-properties fo:margin-top="0cm" fo:margin-bottom="0.7cm"/>
    </style:style>
    <style:style style:name="P18" style:family="paragraph">
      <style:paragraph-properties fo:margin-top="0cm" fo:margin-bottom="0.7cm"/>
      <style:text-properties fo:font-size="40pt" style:font-size-asian="40pt" style:font-size-complex="40pt"/>
    </style:style>
    <style:style style:name="P19" style:family="paragraph">
      <loext:graphic-properties draw:fill="solid" draw:fill-color="#ffffff"/>
      <style:text-properties style:font-name="Courier New2" fo:font-size="44pt" style:font-size-asian="44pt" style:font-size-complex="44pt"/>
    </style:style>
    <style:style style:name="P20" style:family="paragraph">
      <loext:graphic-properties draw:fill="none"/>
      <style:text-properties fo:color="#808080"/>
    </style:style>
    <style:style style:name="P21" style:family="paragraph">
      <loext:graphic-properties draw:fill="solid" draw:fill-color="#ffffff"/>
      <style:text-properties style:font-name="Courier New2" fo:font-size="32pt" style:font-size-asian="32pt" style:font-size-complex="32pt"/>
    </style:style>
    <style:style style:name="P22" style:family="paragraph">
      <loext:graphic-properties draw:fill="solid" draw:fill-color="#ffffff"/>
      <style:text-properties style:font-name="Courier New2" fo:font-size="40pt" style:font-size-asian="40pt" style:font-size-complex="40pt"/>
    </style:style>
    <style:style style:name="P23" style:family="paragraph">
      <style:paragraph-properties fo:text-align="center"/>
    </style:style>
    <style:style style:name="P24" style:family="paragraph">
      <loext:graphic-properties draw:fill="solid" draw:fill-color="#ffffff"/>
      <style:paragraph-properties fo:text-align="center"/>
      <style:text-properties style:font-name="Courier New2" fo:font-size="44pt" style:font-size-asian="44pt" style:font-size-complex="44pt"/>
    </style:style>
    <style:style style:name="P25" style:family="paragraph">
      <loext:graphic-properties draw:fill="none"/>
      <style:text-properties fo:color="#808080" fo:font-size="40pt" style:font-size-asian="40pt" style:font-size-complex="40pt"/>
    </style:style>
    <style:style style:name="P26" style:family="paragraph">
      <style:paragraph-properties fo:text-align="start"/>
    </style:style>
    <style:style style:name="P27" style:family="paragraph">
      <loext:graphic-properties draw:fill="solid" draw:fill-color="#ffffff"/>
      <style:paragraph-properties fo:text-align="center"/>
    </style:style>
    <style:style style:name="P28" style:family="paragraph">
      <loext:graphic-properties draw:fill="solid" draw:fill-color="#ffffff"/>
      <style:text-properties style:font-name="Courier New2" fo:font-size="14pt" style:font-size-asian="14pt" style:font-size-complex="14pt"/>
    </style:style>
    <style:style style:name="P29" style:family="paragraph">
      <loext:graphic-properties draw:fill="none" draw:fill-color="#ffffff"/>
      <style:text-properties style:font-name="Courier New2" fo:font-size="40pt" style:font-size-asian="40pt" style:font-size-complex="40pt"/>
    </style:style>
    <style:style style:name="P30" style:family="paragraph">
      <style:paragraph-properties fo:margin-top="0cm" fo:margin-bottom="0.8cm"/>
    </style:style>
    <style:style style:name="P31" style:family="paragraph">
      <style:paragraph-properties fo:margin-top="0cm" fo:margin-bottom="0.8cm"/>
      <style:text-properties fo:font-size="26pt" style:font-size-asian="26pt" style:font-size-complex="26pt"/>
    </style:style>
    <style:style style:name="T1" style:family="text">
      <style:text-properties fo:color="#000000" style:font-name="Courier 10 Pitch2" fo:font-size="88pt" style:font-size-asian="88pt" style:font-size-complex="88pt" style:font-relief="none"/>
    </style:style>
    <style:style style:name="T2" style:family="text">
      <style:text-properties fo:color="#000000" style:font-name="Courier 10 Pitch1" fo:font-size="162pt" fo:text-shadow="none" fo:font-weight="normal" style:font-size-asian="162pt" style:font-weight-asian="normal" style:font-size-complex="162pt" style:font-weight-complex="normal" style:font-relief="none"/>
    </style:style>
    <style:style style:name="T3" style:family="text">
      <style:text-properties style:font-name="Courier 10 Pitch1" fo:font-size="28pt" style:font-size-asian="28pt" style:font-size-complex="28pt"/>
    </style:style>
    <style:style style:name="T4" style:family="text">
      <style:text-properties fo:color="#000080" style:font-name="Courier New2" fo:font-size="26pt" fo:language="zxx" fo:country="none" style:font-size-asian="26pt" style:font-name-complex="Courier New" style:font-size-complex="26pt"/>
    </style:style>
    <style:style style:name="T5" style:family="text">
      <style:text-properties style:font-name="Courier New2" fo:font-size="26pt" style:font-size-asian="26pt" style:font-size-complex="26pt"/>
    </style:style>
    <style:style style:name="T6" style:family="text">
      <style:text-properties fo:color="#008000" style:font-name="Courier New2" fo:font-size="26pt" style:font-size-asian="26pt" style:font-name-complex="Courier New" style:font-size-complex="26pt"/>
    </style:style>
    <style:style style:name="T7" style:family="text">
      <style:text-properties fo:color="#000080" style:font-name="Courier New2" fo:font-size="26pt" style:font-size-asian="26pt" style:font-name-complex="Courier New" style:font-size-complex="26pt"/>
    </style:style>
    <style:style style:name="T8" style:family="text">
      <style:text-properties fo:color="#000080" style:font-name="Courier New2" fo:font-size="26pt" fo:language="zxx" fo:country="none" style:font-size-asian="26pt" style:font-size-complex="26pt"/>
    </style:style>
    <style:style style:name="T9" style:family="text">
      <style:text-properties fo:color="#ff0000" style:font-name="Courier New2" fo:font-size="26pt" style:font-size-asian="26pt" style:font-name-complex="Courier New" style:font-size-complex="26pt"/>
    </style:style>
    <style:style style:name="T10" style:family="text">
      <style:text-properties fo:color="#ff0000" style:font-name="Courier New2" fo:font-size="26pt" fo:language="zxx" fo:country="none" style:font-size-asian="26pt" style:font-name-complex="Courier New" style:font-size-complex="2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fo:color="#000080" style:font-name="Courier New2" fo:font-size="26pt" fo:font-style="normal" style:font-size-asian="26pt" style:font-style-asian="normal" style:font-size-complex="26pt" style:font-style-complex="normal"/>
    </style:style>
    <style:style style:name="T14" style:family="text">
      <style:text-properties style:font-name="Courier New2" fo:font-size="26pt" fo:font-style="normal" style:font-size-asian="26pt" style:font-style-asian="normal" style:font-size-complex="26pt" style:font-style-complex="normal"/>
    </style:style>
    <style:style style:name="T15" style:family="text">
      <style:text-properties fo:color="#008000" style:font-name="Courier New2" fo:font-size="26pt" fo:font-style="normal" style:font-size-asian="26pt" style:font-style-asian="normal" style:font-size-complex="26pt" style:font-style-complex="normal"/>
    </style:style>
    <style:style style:name="T16" style:family="text">
      <style:text-properties fo:color="#ff0000" style:font-name="Courier New2" fo:font-size="26pt" fo:font-style="normal" style:font-size-asian="26pt" style:font-style-asian="normal" style:font-size-complex="26pt" style:font-style-complex="normal"/>
    </style:style>
    <style:style style:name="T17" style:family="text">
      <style:text-properties fo:color="#944794" fo:font-size="66pt" fo:text-shadow="1pt 1pt" fo:font-weight="bold" style:font-size-asian="18pt" style:font-size-complex="18pt"/>
    </style:style>
    <style:style style:name="T18" style:family="text">
      <style:text-properties fo:color="#4c4c4c" style:text-outline="false" style:text-line-through-style="none" style:text-line-through-type="none" style:font-name="Courier New" fo:font-size="18pt" fo:language="zxx" fo:country="none" fo:font-style="normal" fo:text-shadow="none" style:text-underline-style="none" fo:font-weight="normal" style:font-name-asian="Bitstream Vera Sans1" style:font-size-asian="18pt" style:language-asian="en" style:country-asian="US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19" style:family="text">
      <style:text-properties fo:color="#000080" style:text-outline="false" style:text-line-through-style="none" style:text-line-through-type="none" style:font-name="Courier New" fo:font-size="18pt" fo:language="zxx" fo:country="none" fo:font-style="normal" fo:text-shadow="none" style:text-underline-style="none" fo:font-weight="normal" style:font-name-asian="Bitstream Vera Sans1" style:font-size-asian="18pt" style:language-asian="en" style:country-asian="US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20" style:family="text">
      <style:text-properties fo:color="#008000" style:text-outline="false" style:text-line-through-style="none" style:text-line-through-type="none" style:font-name="Courier New" fo:font-size="18pt" fo:language="zxx" fo:country="none" fo:font-style="normal" fo:text-shadow="none" style:text-underline-style="none" fo:font-weight="normal" style:font-name-asian="Bitstream Vera Sans1" style:font-size-asian="18pt" style:language-asian="en" style:country-asian="US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21" style:family="text">
      <style:text-properties fo:color="#ff0000" style:text-outline="false" style:text-line-through-style="none" style:text-line-through-type="none" style:font-name="Courier New" fo:font-size="18pt" fo:language="zxx" fo:country="none" fo:font-style="normal" fo:text-shadow="none" style:text-underline-style="none" fo:font-weight="normal" style:font-name-asian="Bitstream Vera Sans1" style:font-size-asian="18pt" style:language-asian="en" style:country-asian="US" style:font-style-asian="normal" style:font-weight-asian="normal" style:font-name-complex="Courier New" style:font-size-complex="18pt" style:font-style-complex="normal" style:font-weight-complex="normal" style:text-emphasize="none" style:font-relief="none"/>
    </style:style>
    <style:style style:name="T22" style:family="text">
      <style:text-properties fo:color="#000080" style:font-name="Courier New2" fo:font-size="36pt" style:font-size-asian="36pt" style:font-size-complex="36pt"/>
    </style:style>
    <style:style style:name="T23" style:family="text">
      <style:text-properties style:font-name="Courier New2" fo:font-size="36pt" style:font-size-asian="36pt" style:font-size-complex="36pt"/>
    </style:style>
    <style:style style:name="T24" style:family="text">
      <style:text-properties style:font-name="Arial" fo:font-size="36pt" style:font-size-asian="36pt" style:font-size-complex="36pt"/>
    </style:style>
    <style:style style:name="T25" style:family="text">
      <style:text-properties style:font-name="Courier New2" fo:font-size="44pt" fo:font-weight="normal" style:font-size-asian="44pt" style:font-weight-asian="normal" style:font-size-complex="44pt" style:font-weight-complex="normal"/>
    </style:style>
    <style:style style:name="T26" style:family="text">
      <style:text-properties fo:font-size="40pt" style:font-size-asian="40pt" style:font-size-complex="40pt"/>
    </style:style>
    <style:style style:name="T27" style:family="text">
      <style:text-properties fo:color="#000080" style:text-outline="false" style:text-line-through-style="none" style:text-line-through-type="none" style:font-name="Courier New" fo:font-size="44pt" fo:language="zxx" fo:country="none" fo:font-style="normal" fo:text-shadow="none" style:text-underline-style="none" fo:font-weight="normal" style:font-name-asian="Bitstream Vera Sans1" style:font-size-asian="44pt" style:language-asian="en" style:country-asian="US" style:font-style-asian="normal" style:font-weight-asian="normal" style:font-name-complex="Courier New" style:font-size-complex="44pt" style:font-style-complex="normal" style:font-weight-complex="normal" style:text-emphasize="none" style:font-relief="none"/>
    </style:style>
    <style:style style:name="T28" style:family="text">
      <style:text-properties fo:color="#008000" style:text-outline="false" style:text-line-through-style="none" style:text-line-through-type="none" style:font-name="Courier New" fo:font-size="44pt" fo:language="zxx" fo:country="none" fo:font-style="normal" fo:text-shadow="none" style:text-underline-style="none" fo:font-weight="normal" style:font-name-asian="Bitstream Vera Sans1" style:font-size-asian="44pt" style:language-asian="en" style:country-asian="US" style:font-style-asian="normal" style:font-weight-asian="normal" style:font-name-complex="Courier New" style:font-size-complex="44pt" style:font-style-complex="normal" style:font-weight-complex="normal" style:text-emphasize="none" style:font-relief="none"/>
    </style:style>
    <style:style style:name="T29" style:family="text">
      <style:text-properties fo:color="#808080" style:text-outline="false" style:text-line-through-style="none" style:text-line-through-type="none" style:font-name="Courier New" fo:font-size="44pt" fo:language="zxx" fo:country="none" fo:font-style="normal" fo:text-shadow="none" style:text-underline-style="none" fo:font-weight="normal" style:font-name-asian="Bitstream Vera Sans1" style:font-size-asian="44pt" style:language-asian="en" style:country-asian="US" style:font-style-asian="normal" style:font-weight-asian="normal" style:font-name-complex="Courier New" style:font-size-complex="44pt" style:font-style-complex="normal" style:font-weight-complex="normal" style:text-emphasize="none" style:font-relief="none"/>
    </style:style>
    <style:style style:name="T30" style:family="text">
      <style:text-properties fo:color="#4c4c4c" style:text-outline="false" style:text-line-through-style="none" style:text-line-through-type="none" style:font-name="Courier New2" fo:font-size="32pt" fo:language="zxx" fo:country="none" fo:font-style="normal" fo:text-shadow="none" style:text-underline-style="none" fo:font-weight="normal" style:font-name-asian="Bitstream Vera Sans1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31" style:family="text">
      <style:text-properties fo:color="#000080" style:text-outline="false" style:text-line-through-style="none" style:text-line-through-type="none" style:font-name="Courier New2" fo:font-size="32pt" fo:language="zxx" fo:country="none" fo:font-style="normal" fo:text-shadow="none" style:text-underline-style="none" fo:font-weight="normal" style:font-name-asian="Bitstream Vera Sans1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32" style:family="text">
      <style:text-properties fo:color="#008000" style:text-outline="false" style:text-line-through-style="none" style:text-line-through-type="none" style:font-name="Courier New2" fo:font-size="32pt" fo:language="zxx" fo:country="none" fo:font-style="normal" fo:text-shadow="none" style:text-underline-style="none" fo:font-weight="normal" style:font-name-asian="Bitstream Vera Sans1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33" style:family="text">
      <style:text-properties fo:color="#ff0000" style:text-outline="false" style:text-line-through-style="none" style:text-line-through-type="none" style:font-name="Courier New2" fo:font-size="32pt" fo:language="zxx" fo:country="none" fo:font-style="normal" fo:text-shadow="none" style:text-underline-style="none" fo:font-weight="normal" style:font-name-asian="Bitstream Vera Sans1" style:font-size-asian="32pt" style:language-asian="en" style:country-asian="US" style:font-style-asian="normal" style:font-weight-asian="normal" style:font-name-complex="Courier New" style:font-size-complex="32pt" style:font-style-complex="normal" style:font-weight-complex="normal" style:text-emphasize="none" style:font-relief="none"/>
    </style:style>
    <style:style style:name="T34" style:family="text">
      <style:text-properties fo:color="#000080" style:text-outline="false" style:text-line-through-style="none" style:text-line-through-type="none" style:font-name="Courier New" fo:font-size="40pt" fo:language="zxx" fo:country="none" fo:font-style="normal" fo:text-shadow="none" style:text-underline-style="none" fo:font-weight="normal" style:font-name-asian="Bitstream Vera Sans1" style:font-size-asian="40pt" style:language-asian="en" style:country-asian="US" style:font-style-asian="normal" style:font-weight-asian="normal" style:font-name-complex="Courier New" style:font-size-complex="40pt" style:font-style-complex="normal" style:font-weight-complex="normal" style:text-emphasize="none" style:font-relief="none"/>
    </style:style>
    <style:style style:name="T35" style:family="text">
      <style:text-properties fo:color="#008000" style:text-outline="false" style:text-line-through-style="none" style:text-line-through-type="none" style:font-name="Courier New" fo:font-size="40pt" fo:language="zxx" fo:country="none" fo:font-style="normal" fo:text-shadow="none" style:text-underline-style="none" fo:font-weight="normal" style:font-name-asian="Bitstream Vera Sans1" style:font-size-asian="40pt" style:language-asian="en" style:country-asian="US" style:font-style-asian="normal" style:font-weight-asian="normal" style:font-name-complex="Courier New" style:font-size-complex="40pt" style:font-style-complex="normal" style:font-weight-complex="normal" style:text-emphasize="none" style:font-relief="none"/>
    </style:style>
    <style:style style:name="T36" style:family="text">
      <style:text-properties style:font-name="Trebuchet MS1" fo:font-size="32pt" fo:font-weight="normal" style:font-size-asian="32pt" style:font-weight-asian="normal" style:font-size-complex="32pt" style:font-weight-complex="normal"/>
    </style:style>
    <style:style style:name="T37" style:family="text">
      <style:text-properties fo:color="#000080" style:text-outline="false" style:text-line-through-style="none" style:text-line-through-type="none" style:font-name="Courier New2" fo:font-size="20pt" fo:language="zxx" fo:country="none" fo:font-style="normal" fo:text-shadow="none" style:text-underline-style="none" fo:font-weight="normal" style:font-name-asian="Bitstream Vera Sans1" style:font-size-asian="20pt" style:language-asian="en" style:country-asian="US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38" style:family="text">
      <style:text-properties fo:color="#008000" style:text-outline="false" style:text-line-through-style="none" style:text-line-through-type="none" style:font-name="Courier New2" fo:font-size="20pt" fo:language="zxx" fo:country="none" fo:font-style="normal" fo:text-shadow="none" style:text-underline-style="none" fo:font-weight="normal" style:font-name-asian="Bitstream Vera Sans1" style:font-size-asian="20pt" style:language-asian="en" style:country-asian="US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39" style:family="text">
      <style:text-properties fo:color="#4c4c4c" style:text-outline="false" style:text-line-through-style="none" style:text-line-through-type="none" style:font-name="Courier New2" fo:font-size="20pt" fo:language="zxx" fo:country="none" fo:font-style="normal" fo:text-shadow="none" style:text-underline-style="none" fo:font-weight="normal" style:font-name-asian="Bitstream Vera Sans1" style:font-size-asian="20pt" style:language-asian="en" style:country-asian="US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40" style:family="text">
      <style:text-properties fo:color="#ff0000" style:text-outline="false" style:text-line-through-style="none" style:text-line-through-type="none" style:font-name="Courier New2" fo:font-size="20pt" fo:language="zxx" fo:country="none" fo:font-style="normal" fo:text-shadow="none" style:text-underline-style="none" fo:font-weight="normal" style:font-name-asian="Bitstream Vera Sans1" style:font-size-asian="20pt" style:language-asian="en" style:country-asian="US" style:font-style-asian="normal" style:font-weight-asian="normal" style:font-name-complex="Courier New" style:font-size-complex="20pt" style:font-style-complex="normal" style:font-weight-complex="normal" style:text-emphasize="none" style:font-relief="none"/>
    </style:style>
    <style:style style:name="T41" style:family="text">
      <style:text-properties fo:color="#808080" style:text-outline="false" style:text-line-through-style="none" style:text-line-through-type="none" style:font-name="Courier New" fo:font-size="40pt" fo:language="zxx" fo:country="none" fo:font-style="normal" fo:text-shadow="none" style:text-underline-style="none" fo:font-weight="normal" style:font-name-asian="Bitstream Vera Sans1" style:font-size-asian="40pt" style:language-asian="en" style:country-asian="US" style:font-style-asian="normal" style:font-weight-asian="normal" style:font-name-complex="Courier New" style:font-size-complex="40pt" style:font-style-complex="normal" style:font-weight-complex="normal" style:text-emphasize="none" style:font-relief="none"/>
    </style:style>
    <style:style style:name="T42" style:family="text">
      <style:text-properties fo:color="#000080" style:font-name="Courier New" fo:font-size="44pt" fo:language="zxx" fo:country="none" style:font-size-asian="44pt" style:language-asian="en" style:country-asian="US" style:font-name-complex="Courier New" style:font-size-complex="44pt"/>
    </style:style>
    <style:style style:name="T43" style:family="text">
      <style:text-properties fo:color="#008000" style:font-name="Courier New" fo:font-size="44pt" fo:language="zxx" fo:country="none" style:font-size-asian="44pt" style:language-asian="en" style:country-asian="US" style:font-name-complex="Courier New" style:font-size-complex="44pt"/>
    </style:style>
    <style:style style:name="T44" style:family="text">
      <style:text-properties fo:color="#ff0000" style:font-name="Courier New" fo:font-size="44pt" fo:language="zxx" fo:country="none" style:font-size-asian="44pt" style:language-asian="en" style:country-asian="US" style:font-name-complex="Courier New" style:font-size-complex="44pt"/>
    </style:style>
    <style:style style:name="T45" style:family="text">
      <style:text-properties fo:color="#ff0000" style:text-outline="false" style:text-line-through-style="none" style:text-line-through-type="none" style:font-name="Courier New" fo:font-size="44pt" fo:language="zxx" fo:country="none" fo:font-style="normal" fo:text-shadow="none" style:text-underline-style="none" fo:font-weight="normal" style:font-name-asian="Bitstream Vera Sans1" style:font-size-asian="44pt" style:language-asian="en" style:country-asian="US" style:font-style-asian="normal" style:font-weight-asian="normal" style:font-name-complex="Courier New" style:font-size-complex="44pt" style:font-style-complex="normal" style:font-weight-complex="normal" style:text-emphasize="none" style:font-relief="none"/>
    </style:style>
    <style:style style:name="T46" style:family="text">
      <style:text-properties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80" style:text-outline="false" style:text-line-through-style="none" style:text-line-through-type="none" style:font-name="Courier New2" fo:font-size="14pt" fo:language="zxx" fo:country="none" fo:font-style="normal" fo:text-shadow="none" style:text-underline-style="none" fo:font-weight="normal" style:font-name-asian="Bitstream Vera Sans1" style:font-size-asian="14pt" style:language-asian="en" style:country-asian="US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48" style:family="text">
      <style:text-properties fo:color="#008000" style:text-outline="false" style:text-line-through-style="none" style:text-line-through-type="none" style:font-name="Courier New2" fo:font-size="14pt" fo:language="zxx" fo:country="none" fo:font-style="normal" fo:text-shadow="none" style:text-underline-style="none" fo:font-weight="normal" style:font-name-asian="Bitstream Vera Sans1" style:font-size-asian="14pt" style:language-asian="en" style:country-asian="US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49" style:family="text">
      <style:text-properties fo:color="#4c4c4c" style:text-outline="false" style:text-line-through-style="none" style:text-line-through-type="none" style:font-name="Courier New2" fo:font-size="14pt" fo:language="zxx" fo:country="none" fo:font-style="normal" fo:text-shadow="none" style:text-underline-style="none" fo:font-weight="normal" style:font-name-asian="Bitstream Vera Sans1" style:font-size-asian="14pt" style:language-asian="en" style:country-asian="US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50" style:family="text">
      <style:text-properties fo:color="#ff0000" style:text-outline="false" style:text-line-through-style="none" style:text-line-through-type="none" style:font-name="Courier New2" fo:font-size="14pt" fo:language="zxx" fo:country="none" fo:font-style="normal" fo:text-shadow="none" style:text-underline-style="none" fo:font-weight="normal" style:font-name-asian="Bitstream Vera Sans1" style:font-size-asian="14pt" style:language-asian="en" style:country-asian="US" style:font-style-asian="normal" style:font-weight-asian="normal" style:font-name-complex="Courier New" style:font-size-complex="14pt" style:font-style-complex="normal" style:font-weight-complex="normal" style:text-emphasize="none" style:font-relief="none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color="#ff0000" style:text-outline="false" style:text-line-through-style="none" style:text-line-through-type="none" style:font-name="Courier New" fo:font-size="40pt" fo:language="zxx" fo:country="none" fo:font-style="normal" fo:text-shadow="none" style:text-underline-style="none" fo:font-weight="normal" style:font-name-asian="Bitstream Vera Sans1" style:font-size-asian="40pt" style:language-asian="en" style:country-asian="US" style:font-style-asian="normal" style:font-weight-asian="normal" style:font-name-complex="Courier New" style:font-size-complex="40pt" style:font-style-complex="normal" style:font-weight-complex="normal" style:text-emphasize="none" style:font-relief="none"/>
    </style:style>
    <style:style style:name="T53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54" style:family="text">
      <style:text-properties fo:color="#000080" style:font-name="Courier New2"/>
    </style:style>
    <style:style style:name="T55" style:family="text">
      <style:text-properties fo:font-size="26pt" style:font-size-asian="26pt" style:font-size-complex="26pt"/>
    </style:style>
    <style:style style:name="T56" style:family="text">
      <style:text-properties fo:color="#008000" style:font-name="Courier New2" fo:font-size="26pt" fo:font-weight="normal" style:font-size-asian="26pt" style:font-weight-asian="normal" style:font-size-complex="26pt" style:font-weight-complex="normal"/>
    </style:style>
    <style:style style:name="T57" style:family="text">
      <style:text-properties fo:color="#ff0000" style:font-name="Courier New2" fo:font-size="26pt" style:font-size-asian="26pt" style:font-size-complex="26pt"/>
    </style:style>
    <style:style style:name="T58" style:family="text">
      <style:text-properties fo:color="#000000" style:font-name="Courier New2" fo:font-size="26pt" style:font-size-asian="26pt" style:font-size-complex="26pt"/>
    </style:style>
    <style:style style:name="T59" style:family="text">
      <style:text-properties fo:color="#000080" style:font-name="Courier New2" fo:font-size="26pt" style:font-size-asian="26pt" style:font-size-complex="26pt"/>
    </style:style>
    <style:style style:name="T60" style:family="text">
      <style:text-properties style:font-name="Times New Roman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www.efoto.eng.uerj.br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5.199cm" svg:height="3cm" svg:x="1.4cm" svg:y="-0.027cm" presentation:class="title">
          <draw:text-box>
            <text:p text:style-name="P1">Unidade III – Fluxo de Controle </text:p>
          </draw:text-box>
        </draw:frame>
        <draw:frame draw:style-name="gr1" draw:text-style-name="P3" draw:layer="layout" svg:width="13.279cm" svg:height="6.868cm" svg:x="13.933cm" svg:y="7.525cm">
          <draw:text-box>
            <text:p><text:span text:style-name="T1">ANSI </text:span><text:span text:style-name="T2">C</text:span></text:p>
          </draw:text-box>
        </draw:frame>
        <draw:frame draw:style-name="gr2" draw:text-style-name="P4" draw:layer="layout" svg:width="27cm" svg:height="3.68cm" svg:x="1cm" svg:y="4.32cm">
          <draw:text-box>
            <text:p><text:span text:style-name="T3">Disciplina Linguagens de Programação I</text:span></text:p>
            <text:p><text:span text:style-name="T3">Bacharelado em Ciência da Computação da Uerj</text:span></text:p>
            <text:p><text:span text:style-name="T3">Professores Guilherme Mota e Leandro Marzulo </text:span></text:p>
          </draw:text-box>
        </draw:frame>
        <draw:frame draw:style-name="gr3" draw:text-style-name="P5" draw:layer="layout" svg:width="17cm" svg:height="6.926cm" svg:x="3.1cm" svg:y="13.8cm">
          <draw:text-box>
            <text:p><text:span text:style-name="T4">#include</text:span><text:span text:style-name="T5"> <text:s/></text:span><text:span text:style-name="T4">&lt;</text:span><text:span text:style-name="T6">stdio</text:span><text:span text:style-name="T4">.</text:span><text:span text:style-name="T6">h</text:span><text:span text:style-name="T4">&gt;</text:span></text:p>
            <text:p><text:span text:style-name="T7">int </text:span><text:span text:style-name="T6">main</text:span><text:span text:style-name="T5"> <text:s/></text:span><text:span text:style-name="T4">()</text:span></text:p>
            <text:p><text:span text:style-name="T8">{</text:span></text:p>
            <text:p><text:span text:style-name="T6"><text:tab/></text:span><text:span text:style-name="T6">printf</text:span><text:span text:style-name="T4">(</text:span><text:span text:style-name="T9">"Hello, World!"</text:span><text:span text:style-name="T4">);</text:span></text:p>
            <text:p><text:span text:style-name="T4"><text:s text:c="2"/></text:span><text:span text:style-name="T4">return </text:span><text:span text:style-name="T10">0</text:span><text:span text:style-name="T4">;</text:span></text:p>
            <text:p><text:span text:style-name="T8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Que assuntos serão abordados nesta unidade?</text:p>
          </draw:text-box>
        </draw:frame>
        <draw:frame presentation:style-name="pr4" draw:text-style-name="P8" draw:layer="layout" svg:width="14cm" svg:height="10.586cm" svg:x="0.319cm" svg:y="3.716cm" presentation:class="outline" presentation:user-transformed="true">
          <draw:text-box>
            <text:list text:style-name="L2">
              <text:list-item>
                <text:p><text:span text:style-name="T11">Estruturas básicas da linguagem C</text:span></text:p>
                <text:list>
                  <text:list-item>
                    <text:p text:style-name="P7"><text:span text:style-name="T12">comando</text:span></text:p>
                  </text:list-item>
                  <text:list-item>
                    <text:p text:style-name="P7"><text:span text:style-name="T12">bloco</text:span></text:p>
                  </text:list-item>
                  <text:list-item>
                    <text:p text:style-name="P7"><text:span text:style-name="T12">função</text:span>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12.6cm" svg:height="9cm" svg:x="15.1cm" svg:y="3.8cm" presentation:class="outline" presentation:user-transformed="true">
          <draw:text-box>
            <text:list text:style-name="L2">
              <text:list-item>
                <text:p><text:span text:style-name="T11">Instruções de repetição</text:span></text:p>
                <text:list>
                  <text:list-item>
                    <text:p text:style-name="P9"><text:span text:style-name="T13">while</text:span></text:p>
                  </text:list-item>
                  <text:list-item>
                    <text:p text:style-name="P9"><text:span text:style-name="T13">do-while</text:span></text:p>
                  </text:list-item>
                  <text:list-item>
                    <text:p text:style-name="P9"><text:span text:style-name="T13">for</text:span><text:span text:style-name="T12"> <text:s/>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15.88cm" svg:height="8.3cm" svg:x="0.32cm" svg:y="11.872cm" presentation:class="outline" presentation:user-transformed="true">
          <draw:text-box>
            <text:list text:style-name="L2">
              <text:list-item>
                <text:p><text:span text:style-name="T11">Instruções de seleção de fluxo de execução</text:span></text:p>
                <text:list>
                  <text:list-item>
                    <text:p text:style-name="P7"><text:span text:style-name="T13">if</text:span><text:span text:style-name="T14"> </text:span></text:p>
                  </text:list-item>
                  <text:list-item>
                    <text:p text:style-name="P7"><text:span text:style-name="T13">switch</text:span></text:p>
                  </text:list-item>
                  <text:list-item>
                    <text:p text:style-name="P7"><text:span text:style-name="T15">exp</text:span><text:span text:style-name="T14"> </text:span><text:span text:style-name="T13">?</text:span><text:span text:style-name="T14"> </text:span><text:span text:style-name="T16">const</text:span><text:span text:style-name="T14"> </text:span><text:span text:style-name="T13">:</text:span><text:span text:style-name="T14"> </text:span><text:span text:style-name="T16">const</text:span><text:span text:style-name="T1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5" draw:text-style-name="P12" draw:layer="layout" svg:width="19.065cm" svg:height="5.679cm" svg:x="4.408cm" svg:y="8.2cm">
          <draw:text-box>
            <text:p text:style-name="P11"><text:span text:style-name="T17">Conceitos </text:span><text:span text:style-name="T17"><text:line-break/></text:span><text:span text:style-name="T17">Fundamentai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Comandos e Blocos</text:p>
          </draw:text-box>
        </draw:frame>
        <draw:frame draw:style-name="gr6" draw:text-style-name="P13" draw:layer="layout" svg:width="22.5cm" svg:height="11.261cm" svg:x="2.85cm" svg:y="8.529cm">
          <draw:text-box>
            <text:p><text:span text:style-name="T18">/*</text:span><text:span text:style-name="T19"> </text:span><text:span text:style-name="T18">progPag039.c - print longest input line*/</text:span></text:p>
            <text:p><text:span text:style-name="T19">int</text:span><text:span text:style-name="T20"> main</text:span><text:span text:style-name="T19">()</text:span></text:p>
            <text:p><text:span text:style-name="T19">{</text:span></text:p>
            <text:p><text:span text:style-name="T19"><text:s text:c="3"/></text:span><text:span text:style-name="T19">int </text:span><text:span text:style-name="T20">len</text:span><text:span text:style-name="T19">; extern</text:span><text:span text:style-name="T18"> </text:span><text:span text:style-name="T19">int</text:span><text:span text:style-name="T18"> </text:span><text:span text:style-name="T20">max</text:span><text:span text:style-name="T19">; extern</text:span><text:span text:style-name="T18"> </text:span><text:span text:style-name="T19">char</text:span><text:span text:style-name="T18"> </text:span><text:span text:style-name="T20">longest</text:span><text:span text:style-name="T19">[];</text:span></text:p>
            <text:p><text:span text:style-name="T19"><text:s text:c="3"/></text:span><text:span text:style-name="T20">max</text:span><text:span text:style-name="T19"> = </text:span><text:span text:style-name="T21">0</text:span><text:span text:style-name="T19">;</text:span></text:p>
            <text:p><text:span text:style-name="T19"><text:s text:c="3"/></text:span><text:span text:style-name="T19">while ((</text:span><text:span text:style-name="T20">len</text:span><text:span text:style-name="T19"> = </text:span><text:span text:style-name="T20">mygetline</text:span><text:span text:style-name="T19">()) &gt; </text:span><text:span text:style-name="T21">0</text:span><text:span text:style-name="T19">)</text:span></text:p>
            <text:p><text:span text:style-name="T19"><text:s text:c="6"/></text:span><text:span text:style-name="T19">if (</text:span><text:span text:style-name="T20">len</text:span><text:span text:style-name="T19"> &gt; </text:span><text:span text:style-name="T20">max</text:span><text:span text:style-name="T19">) </text:span></text:p>
            <text:p><text:span text:style-name="T19"><text:s text:c="6"/></text:span><text:span text:style-name="T19">{</text:span></text:p>
            <text:p><text:span text:style-name="T19"><text:s text:c="9"/></text:span><text:span text:style-name="T20">max</text:span><text:span text:style-name="T19"> = </text:span><text:span text:style-name="T20">len</text:span><text:span text:style-name="T19">; </text:span></text:p>
            <text:p><text:span text:style-name="T19"><text:s text:c="9"/></text:span><text:span text:style-name="T20">copy</text:span><text:span text:style-name="T19">();</text:span></text:p>
            <text:p><text:span text:style-name="T19"><text:s text:c="6"/></text:span><text:span text:style-name="T19">}</text:span></text:p>
            <text:p><text:span text:style-name="T19"><text:s text:c="3"/></text:span><text:span text:style-name="T19">if (</text:span><text:span text:style-name="T20">max</text:span><text:span text:style-name="T19"> &gt; </text:span><text:span text:style-name="T21">0</text:span><text:span text:style-name="T19">) </text:span><text:span text:style-name="T18">/*</text:span><text:span text:style-name="T19"> </text:span><text:span text:style-name="T18">there was a line */</text:span></text:p>
            <text:p><text:span text:style-name="T19"><text:s text:c="6"/></text:span><text:span text:style-name="T20">printf</text:span><text:span text:style-name="T19">(</text:span><text:span text:style-name="T21">"%s"</text:span><text:span text:style-name="T19">, </text:span><text:span text:style-name="T20">longest</text:span><text:span text:style-name="T19">);</text:span></text:p>
            <text:p><text:span text:style-name="T19"><text:s text:c="3"/></text:span><text:span text:style-name="T19">return </text:span><text:span text:style-name="T21">0</text:span><text:span text:style-name="T19">;</text:span></text:p>
            <text:p><text:span text:style-name="T19">}</text:span></text:p>
          </draw:text-box>
        </draw:frame>
        <draw:frame draw:style-name="gr7" draw:text-style-name="P14" draw:layer="layout" svg:width="18.1cm" svg:height="3.323cm" svg:x="5.1cm" svg:y="4.101cm">
          <draw:text-box>
            <text:p><text:span text:style-name="T22">;</text:span><text:span text:style-name="T23"> </text:span><text:span text:style-name="T23"><text:tab/></text:span><text:span text:style-name="T23"><text:tab/></text:span><text:span text:style-name="T24">terminador de comando</text:span></text:p>
            <text:p><text:span text:style-name="T22">{ }</text:span><text:span text:style-name="T23"> </text:span><text:span text:style-name="T23"><text:tab/></text:span><text:span text:style-name="T24">delimitadores de bloco</text:span><text:span text:style-name="T23"> 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>
        <office:forms form:automatic-focus="false" form:apply-design-mode="false"/>
        <draw:frame draw:style-name="gr8" draw:text-style-name="P12" draw:layer="layout" svg:width="18.329cm" svg:height="5.679cm" svg:x="4.836cm" svg:y="8.2cm">
          <draw:text-box>
            <text:p text:style-name="P11"><text:span text:style-name="T17">Estruturas de</text:span><text:span text:style-name="T17"><text:line-break/></text:span><text:span text:style-name="T17">seleçã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16" draw:layer="layout" svg:width="25.199cm" svg:height="3cm" svg:x="1.4cm" svg:y="-0.027cm" presentation:class="title">
          <draw:text-box>
            <text:p><text:span text:style-name="T25">if – else</text:span></text:p>
          </draw:text-box>
        </draw:frame>
        <draw:frame presentation:style-name="pr8" draw:text-style-name="P18" draw:layer="layout" svg:width="25.199cm" svg:height="13.859cm" svg:x="1.5cm" svg:y="4.4cm" presentation:class="outline" presentation:user-transformed="true">
          <draw:text-box>
            <text:list text:style-name="L2">
              <text:list-item>
                <text:p text:style-name="P17"><text:span text:style-name="T26">Estrutura de seleção</text:span></text:p>
              </text:list-item>
              <text:list-item>
                <text:p text:style-name="P17"><text:span text:style-name="T26">Condiciona a execução de blocos de comandos ao valor de uma expressão</text:span></text:p>
              </text:list-item>
              <text:list-item>
                <text:p text:style-name="P17"><text:span text:style-name="T26">Somente executa bloco a seguir se a expressão for verdadeira</text:span></text:p>
              </text:list-item>
              <text:list-item>
                <text:p text:style-name="P17"><text:span text:style-name="T26">Se a condição for falsa será executado um comando (opcional) definido pelo usuário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6" draw:layer="layout" svg:width="25.199cm" svg:height="3cm" svg:x="1.4cm" svg:y="-0.027cm" presentation:class="title">
          <draw:text-box>
            <text:p><text:span text:style-name="T25">if – else</text:span></text:p>
          </draw:text-box>
        </draw:frame>
        <draw:frame draw:style-name="gr9" draw:text-style-name="P19" draw:layer="layout" svg:width="15.5cm" svg:height="7.972cm" svg:x="6.1cm" svg:y="7.328cm">
          <draw:text-box>
            <text:p><text:span text:style-name="T27">if (</text:span><text:span text:style-name="T28">expressao</text:span><text:span text:style-name="T27">) <text:s/></text:span></text:p>
            <text:p><text:span text:style-name="T27"><text:s text:c="3"/></text:span><text:span text:style-name="T27">comando-1;</text:span></text:p>
            <text:p><text:span text:style-name="T27">else </text:span></text:p>
            <text:p><text:span text:style-name="T27"><text:s text:c="3"/></text:span><text:span text:style-name="T27">comando-2; </text:span></text:p>
          </draw:text-box>
        </draw:frame>
        <draw:frame draw:style-name="gr10" draw:text-style-name="P20" draw:layer="layout" svg:width="21.5cm" svg:height="2.011cm" svg:x="3cm" svg:y="4.289cm">
          <draw:text-box>
            <text:p xml:id="id1" text:id="id1"><text:span text:style-name="T29">/* expressao != 0 ? */</text:span></text:p>
          </draw:text-box>
        </draw:frame>
        <draw:frame draw:style-name="gr10" draw:text-style-name="P20" draw:layer="layout" svg:width="26cm" svg:height="4.211cm" svg:x="1.5cm" svg:y="15.589cm">
          <draw:text-box>
            <text:p xml:id="id2" text:id="id2"><text:span text:style-name="T29">/* note que é expressão e não condição*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02s" smil:fill="hold" smil:targetElement="id1" anim:sub-item="text" smil:attributeName="visibility" smil:to="visible"/>
                  <anim:animate smil:dur="1s" smil:fill="hold" smil:targetElement="id1" anim:sub-item="text" smil:attributeName="x" smil:values="1+width/2;x" smil:keyTimes="0;1"/>
                  <anim:animate smil:dur="1s" smil:fill="hold" smil:targetElement="id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02s" smil:fill="hold" smil:targetElement="id2" anim:sub-item="text" smil:attributeName="visibility" smil:to="visible"/>
                  <anim:animate smil:dur="1s" smil:fill="hold" smil:targetElement="id2" anim:sub-item="text" smil:attributeName="x" smil:values="1+width/2;x" smil:keyTimes="0;1"/>
                  <anim:animate smil:dur="1s" smil:fill="hold" smil:targetElement="id2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6" draw:layer="layout" svg:width="25.199cm" svg:height="3cm" svg:x="1.4cm" svg:y="-0.027cm" presentation:class="title">
          <draw:text-box>
            <text:p><text:span text:style-name="T25">if – else</text:span></text:p>
          </draw:text-box>
        </draw:frame>
        <draw:frame draw:style-name="gr11" draw:text-style-name="P21" draw:layer="layout" svg:width="25.5cm" svg:height="14.558cm" svg:x="1.5cm" svg:y="4.7cm">
          <draw:text-box>
            <text:p><text:span text:style-name="T30">/*</text:span><text:span text:style-name="T31"> </text:span><text:span text:style-name="T30">bitcount: count 1 bits in x */</text:span></text:p>
            <text:p><text:span text:style-name="T31">int </text:span><text:span text:style-name="T32">bitcount</text:span><text:span text:style-name="T31">(unsigned </text:span><text:span text:style-name="T32">x</text:span><text:span text:style-name="T31">)</text:span></text:p>
            <text:p><text:span text:style-name="T31">{</text:span></text:p>
            <text:p><text:span text:style-name="T31"><text:s text:c="3"/></text:span><text:span text:style-name="T31">int </text:span><text:span text:style-name="T32">b</text:span><text:span text:style-name="T31">;</text:span></text:p>
            <text:p><text:span text:style-name="T31"/></text:p>
            <text:p><text:span text:style-name="T31"><text:s text:c="3"/></text:span><text:span text:style-name="T31">for (</text:span><text:span text:style-name="T32">b</text:span><text:span text:style-name="T31"> = </text:span><text:span text:style-name="T33">0</text:span><text:span text:style-name="T31">; </text:span><text:span text:style-name="T32">x</text:span><text:span text:style-name="T31"> != </text:span><text:span text:style-name="T33">0</text:span><text:span text:style-name="T31">; </text:span><text:span text:style-name="T32">x</text:span><text:span text:style-name="T31"> &gt;&gt;= </text:span><text:span text:style-name="T33">1</text:span><text:span text:style-name="T31">)</text:span></text:p>
            <text:p><text:span text:style-name="T31"><text:s text:c="6"/></text:span><text:span text:style-name="T31">if (</text:span><text:span text:style-name="T32">x</text:span><text:span text:style-name="T31"> &amp; </text:span><text:span text:style-name="T33">01</text:span><text:span text:style-name="T31">)</text:span></text:p>
            <text:p><text:span text:style-name="T31"><text:s text:c="9"/></text:span><text:span text:style-name="T32">b</text:span><text:span text:style-name="T31">++;</text:span></text:p>
            <text:p><text:span text:style-name="T31"/></text:p>
            <text:p><text:span text:style-name="T31"><text:s text:c="3"/></text:span><text:span text:style-name="T31">return </text:span><text:span text:style-name="T32">b</text:span><text:span text:style-name="T31">;</text:span></text:p>
            <text:p><text:span text:style-name="T31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else - if</text:span></text:p>
          </draw:text-box>
        </draw:frame>
        <draw:frame draw:style-name="gr12" draw:text-style-name="P22" draw:layer="layout" svg:width="22cm" svg:height="16.401cm" svg:x="3.3cm" svg:y="3.833cm">
          <draw:text-box>
            <text:p><text:span text:style-name="T34">if (</text:span><text:span text:style-name="T35">expressao-1</text:span><text:span text:style-name="T34">) <text:s/></text:span></text:p>
            <text:p><text:span text:style-name="T34"><text:s text:c="3"/></text:span><text:span text:style-name="T34">comando-1;</text:span></text:p>
            <text:p><text:span text:style-name="T34">else </text:span></text:p>
            <text:p><text:span text:style-name="T34"><text:s text:c="3"/></text:span><text:span text:style-name="T34">if(</text:span><text:span text:style-name="T35">expressao-2</text:span><text:span text:style-name="T34">) </text:span></text:p>
            <text:p><text:span text:style-name="T34"><text:s text:c="6"/></text:span><text:span text:style-name="T34">comando-2;</text:span></text:p>
            <text:p><text:span text:style-name="T34"><text:s text:c="3"/></text:span><text:span text:style-name="T34">else</text:span></text:p>
            <text:p><text:span text:style-name="T34"><text:s text:c="6"/></text:span><text:span text:style-name="T34">if(</text:span><text:span text:style-name="T35">expressao-3</text:span><text:span text:style-name="T34">) </text:span></text:p>
            <text:p><text:span text:style-name="T34"><text:s text:c="9"/></text:span><text:span text:style-name="T34">comando-3;</text:span></text:p>
            <text:p><text:span text:style-name="T34"><text:s text:c="6"/></text:span><text:span text:style-name="T34">else </text:span></text:p>
            <text:p><text:span text:style-name="T34"><text:s text:c="9"/></text:span><text:span text:style-name="T34">comando-4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else – if </text:span><text:span text:style-name="T36">(Identação C mais comum)</text:span><text:span text:style-name="T25"> </text:span></text:p>
          </draw:text-box>
        </draw:frame>
        <draw:frame draw:style-name="gr13" draw:text-style-name="P22" draw:layer="layout" svg:width="22cm" svg:height="13.201cm" svg:x="4.4cm" svg:y="5.133cm">
          <draw:text-box>
            <text:p><text:span text:style-name="T34">if (</text:span><text:span text:style-name="T35">expressao-1</text:span><text:span text:style-name="T34">) <text:s/></text:span></text:p>
            <text:p><text:span text:style-name="T34"><text:s text:c="3"/></text:span><text:span text:style-name="T34">comando-1;</text:span></text:p>
            <text:p><text:span text:style-name="T34">else if(</text:span><text:span text:style-name="T35">expressao-2</text:span><text:span text:style-name="T34">) </text:span></text:p>
            <text:p><text:span text:style-name="T34"><text:s text:c="3"/></text:span><text:span text:style-name="T34">comando-2;</text:span></text:p>
            <text:p><text:span text:style-name="T34">else if(</text:span><text:span text:style-name="T35">expressao-3</text:span><text:span text:style-name="T34">) </text:span></text:p>
            <text:p><text:span text:style-name="T34"><text:s text:c="3"/></text:span><text:span text:style-name="T34">comando-3;</text:span></text:p>
            <text:p><text:span text:style-name="T34">else </text:span></text:p>
            <text:p><text:span text:style-name="T34"><text:s text:c="3"/></text:span><text:span text:style-name="T34">comando-4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<text:span text:style-name="T25">if – else</text:span></text:p>
          </draw:text-box>
        </draw:frame>
        <draw:frame draw:style-name="gr14" draw:text-style-name="P13" draw:layer="layout" svg:width="22.5cm" svg:height="14.963cm" svg:x="2.85cm" svg:y="3.9cm">
          <draw:text-box>
            <text:p><text:span text:style-name="T37">int </text:span><text:span text:style-name="T38">binsearch</text:span><text:span text:style-name="T37">(int </text:span><text:span text:style-name="T38">x</text:span><text:span text:style-name="T37">, int </text:span><text:span text:style-name="T38">v</text:span><text:span text:style-name="T37">[], int </text:span><text:span text:style-name="T38">n</text:span><text:span text:style-name="T37">)</text:span></text:p>
            <text:p><text:span text:style-name="T39">{</text:span></text:p>
            <text:p><text:span text:style-name="T37"><text:s text:c="3"/></text:span><text:span text:style-name="T37">int </text:span><text:span text:style-name="T38">low</text:span><text:span text:style-name="T37">, </text:span><text:span text:style-name="T38">high</text:span><text:span text:style-name="T37">, </text:span><text:span text:style-name="T38">mid</text:span><text:span text:style-name="T37">;</text:span></text:p>
            <text:p><text:span text:style-name="T37"><text:s text:c="3"/></text:span><text:span text:style-name="T38">low</text:span><text:span text:style-name="T37"> = </text:span><text:span text:style-name="T40">0</text:span><text:span text:style-name="T37">;</text:span></text:p>
            <text:p><text:span text:style-name="T37"><text:s text:c="3"/></text:span><text:span text:style-name="T38">high</text:span><text:span text:style-name="T37"> = </text:span><text:span text:style-name="T38">n</text:span><text:span text:style-name="T37"> - </text:span><text:span text:style-name="T40">1</text:span><text:span text:style-name="T37">;</text:span></text:p>
            <text:p><text:span text:style-name="T37"><text:s text:c="3"/></text:span><text:span text:style-name="T37">while (</text:span><text:span text:style-name="T38">low</text:span><text:span text:style-name="T37"> &lt;= </text:span><text:span text:style-name="T38">high</text:span><text:span text:style-name="T37">) </text:span></text:p>
            <text:p><text:span text:style-name="T37"><text:s text:c="3"/></text:span><text:span text:style-name="T37">{</text:span></text:p>
            <text:p><text:span text:style-name="T37"><text:s text:c="6"/></text:span><text:span text:style-name="T38">mid</text:span><text:span text:style-name="T37"> = (</text:span><text:span text:style-name="T38">low</text:span><text:span text:style-name="T37">+</text:span><text:span text:style-name="T38">high</text:span><text:span text:style-name="T37">)/</text:span><text:span text:style-name="T40">2</text:span><text:span text:style-name="T37">;</text:span></text:p>
            <text:p><text:span text:style-name="T37"><text:s text:c="6"/></text:span><text:span text:style-name="T37">if (</text:span><text:span text:style-name="T38">x</text:span><text:span text:style-name="T37"> &lt; </text:span><text:span text:style-name="T38">v</text:span><text:span text:style-name="T37">[</text:span><text:span text:style-name="T38">mid</text:span><text:span text:style-name="T37">])</text:span></text:p>
            <text:p><text:span text:style-name="T37"><text:s text:c="9"/></text:span><text:span text:style-name="T38">high</text:span><text:span text:style-name="T37"> = </text:span><text:span text:style-name="T38">mid</text:span><text:span text:style-name="T37"> -</text:span><text:span text:style-name="T40">1</text:span><text:span text:style-name="T37">;</text:span></text:p>
            <text:p><text:span text:style-name="T37"><text:s text:c="6"/></text:span><text:span text:style-name="T37">else </text:span></text:p>
            <text:p><text:span text:style-name="T37"><text:s text:c="9"/></text:span><text:span text:style-name="T37">if (</text:span><text:span text:style-name="T38">x</text:span><text:span text:style-name="T37"> &gt; </text:span><text:span text:style-name="T38">v</text:span><text:span text:style-name="T37">[</text:span><text:span text:style-name="T38">mid</text:span><text:span text:style-name="T37">])</text:span></text:p>
            <text:p><text:span text:style-name="T37"><text:s text:c="12"/></text:span><text:span text:style-name="T38">low</text:span><text:span text:style-name="T37"> = </text:span><text:span text:style-name="T38">mid</text:span><text:span text:style-name="T37"> +</text:span><text:span text:style-name="T40">1</text:span><text:span text:style-name="T37">;</text:span></text:p>
            <text:p><text:span text:style-name="T37"><text:s text:c="9"/></text:span><text:span text:style-name="T37">else <text:s text:c="10"/></text:span></text:p>
            <text:p><text:span text:style-name="T37"><text:s text:c="12"/></text:span><text:span text:style-name="T37">return </text:span><text:span text:style-name="T38">mid</text:span><text:span text:style-name="T37">; <text:s/></text:span><text:span text:style-name="T39">/*</text:span><text:span text:style-name="T37"> </text:span><text:span text:style-name="T39">match found */</text:span></text:p>
            <text:p><text:span text:style-name="T37"><text:s text:c="3"/></text:span><text:span text:style-name="T37">}</text:span></text:p>
            <text:p><text:span text:style-name="T37"><text:s text:c="3"/></text:span><text:span text:style-name="T37">return -</text:span><text:span text:style-name="T40">1</text:span><text:span text:style-name="T37">; </text:span><text:span text:style-name="T39">/*</text:span><text:span text:style-name="T37"> </text:span><text:span text:style-name="T39">no match */</text:span></text:p>
            <text:p><text:span text:style-name="T3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<text:span text:style-name="T25">if – else</text:span></text:p>
          </draw:text-box>
        </draw:frame>
        <draw:frame draw:style-name="gr14" draw:text-style-name="P13" draw:layer="layout" svg:width="22.5cm" svg:height="14.963cm" svg:x="2.85cm" svg:y="3.9cm">
          <draw:text-box>
            <text:p><text:span text:style-name="T37">int </text:span><text:span text:style-name="T38">binsearch</text:span><text:span text:style-name="T37">(int </text:span><text:span text:style-name="T38">x</text:span><text:span text:style-name="T37">, int </text:span><text:span text:style-name="T38">v</text:span><text:span text:style-name="T37">[], int </text:span><text:span text:style-name="T38">n</text:span><text:span text:style-name="T37">)</text:span></text:p>
            <text:p><text:span text:style-name="T39">{</text:span></text:p>
            <text:p><text:span text:style-name="T37"><text:s text:c="3"/></text:span><text:span text:style-name="T37">int </text:span><text:span text:style-name="T38">low</text:span><text:span text:style-name="T37">, </text:span><text:span text:style-name="T38">high</text:span><text:span text:style-name="T37">, </text:span><text:span text:style-name="T38">mid</text:span><text:span text:style-name="T37">;</text:span></text:p>
            <text:p><text:span text:style-name="T37"><text:s text:c="3"/></text:span><text:span text:style-name="T38">low</text:span><text:span text:style-name="T37"> = </text:span><text:span text:style-name="T40">0</text:span><text:span text:style-name="T37">;</text:span></text:p>
            <text:p><text:span text:style-name="T37"><text:s text:c="3"/></text:span><text:span text:style-name="T38">high</text:span><text:span text:style-name="T37"> = </text:span><text:span text:style-name="T38">n</text:span><text:span text:style-name="T37"> - </text:span><text:span text:style-name="T40">1</text:span><text:span text:style-name="T37">;</text:span></text:p>
            <text:p><text:span text:style-name="T37"><text:s text:c="3"/></text:span><text:span text:style-name="T37">while (</text:span><text:span text:style-name="T38">low</text:span><text:span text:style-name="T37"> &lt;= </text:span><text:span text:style-name="T38">high</text:span><text:span text:style-name="T37">) </text:span></text:p>
            <text:p><text:span text:style-name="T37"><text:s text:c="3"/></text:span><text:span text:style-name="T37">{</text:span></text:p>
            <text:p><text:span text:style-name="T37"><text:s text:c="6"/></text:span><text:span text:style-name="T38">mid</text:span><text:span text:style-name="T37"> = (</text:span><text:span text:style-name="T38">low</text:span><text:span text:style-name="T37">+</text:span><text:span text:style-name="T38">high</text:span><text:span text:style-name="T37">)/</text:span><text:span text:style-name="T40">2</text:span><text:span text:style-name="T37">;</text:span></text:p>
            <text:p><text:span text:style-name="T37"><text:s text:c="6"/></text:span><text:span text:style-name="T37">if (</text:span><text:span text:style-name="T38">x</text:span><text:span text:style-name="T37"> &lt; </text:span><text:span text:style-name="T38">v</text:span><text:span text:style-name="T37">[</text:span><text:span text:style-name="T38">mid</text:span><text:span text:style-name="T37">])</text:span></text:p>
            <text:p><text:span text:style-name="T37"><text:s text:c="9"/></text:span><text:span text:style-name="T38">high</text:span><text:span text:style-name="T37"> = </text:span><text:span text:style-name="T38">mid</text:span><text:span text:style-name="T37"> -</text:span><text:span text:style-name="T40">1</text:span><text:span text:style-name="T37">;</text:span></text:p>
            <text:p><text:span text:style-name="T37"><text:s text:c="6"/></text:span><text:span text:style-name="T37">else if (</text:span><text:span text:style-name="T38">x</text:span><text:span text:style-name="T37"> &gt; </text:span><text:span text:style-name="T38">v</text:span><text:span text:style-name="T37">[</text:span><text:span text:style-name="T38">mid</text:span><text:span text:style-name="T37">])</text:span></text:p>
            <text:p><text:span text:style-name="T37"><text:s text:c="9"/></text:span><text:span text:style-name="T38">low</text:span><text:span text:style-name="T37"> = </text:span><text:span text:style-name="T38">mid</text:span><text:span text:style-name="T37"> +</text:span><text:span text:style-name="T40">1</text:span><text:span text:style-name="T37">;</text:span></text:p>
            <text:p><text:span text:style-name="T37"><text:s text:c="6"/></text:span><text:span text:style-name="T37">else <text:s text:c="10"/></text:span></text:p>
            <text:p><text:span text:style-name="T37"><text:s text:c="9"/></text:span><text:span text:style-name="T37">return </text:span><text:span text:style-name="T38">mid</text:span><text:span text:style-name="T37">; <text:s/></text:span><text:span text:style-name="T39">/*</text:span><text:span text:style-name="T37"> </text:span><text:span text:style-name="T39">match found */</text:span></text:p>
            <text:p><text:span text:style-name="T37"><text:s text:c="3"/></text:span><text:span text:style-name="T37">}</text:span></text:p>
            <text:p><text:span text:style-name="T37"><text:s text:c="3"/></text:span><text:span text:style-name="T37">return -</text:span><text:span text:style-name="T40">1</text:span><text:span text:style-name="T37">; </text:span><text:span text:style-name="T39">/*</text:span><text:span text:style-name="T37"> </text:span><text:span text:style-name="T39">no match */</text:span></text:p>
            <text:p><text:span text:style-name="T3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cm" svg:x="1.4cm" svg:y="-0.027cm" presentation:class="title" presentation:user-transformed="true">
          <draw:text-box>
            <text:p>Operador Ternário</text:p>
          </draw:text-box>
        </draw:frame>
        <draw:frame presentation:style-name="pr10" draw:text-style-name="P18" draw:layer="layout" svg:width="25.199cm" svg:height="9.231cm" svg:x="1.5cm" svg:y="4.9cm" presentation:class="outline" presentation:user-transformed="true">
          <draw:text-box>
            <text:list text:style-name="L2">
              <text:list-item>
                <text:p text:style-name="P17"><text:span text:style-name="T26">Seleção condicional entre duas expressões</text:span></text:p>
              </text:list-item>
              <text:list-item>
                <text:p text:style-name="P17"><text:span text:style-name="T26">Se a expressão condicional for verdadeira, retorna o resultado da primeira expressão</text:span></text:p>
              </text:list-item>
              <text:list-item>
                <text:p text:style-name="P17"><text:span text:style-name="T26">Senão, retorna o resultado da segunda expressão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9" draw:layer="layout" svg:width="25.199cm" svg:height="3cm" svg:x="1.4cm" svg:y="-0.027cm" presentation:class="title" presentation:user-transformed="true">
          <draw:text-box>
            <text:p>Operador Ternário</text:p>
          </draw:text-box>
        </draw:frame>
        <draw:frame presentation:style-name="pr10" draw:text-style-name="P18" draw:layer="layout" svg:width="25.199cm" svg:height="9.231cm" svg:x="1.5cm" svg:y="4.9cm" presentation:class="outline" presentation:user-transformed="true">
          <draw:text-box>
            <text:list text:style-name="L2">
              <text:list-item>
                <text:p text:style-name="P17"><text:span text:style-name="T26">Seleção condicional entre duas expressões</text:span></text:p>
              </text:list-item>
              <text:list-item>
                <text:p text:style-name="P17"><text:span text:style-name="T26">Se a expressão condicional for verdadeira, retorna o resultado da primeira expressão</text:span></text:p>
              </text:list-item>
              <text:list-item>
                <text:p text:style-name="P17"><text:span text:style-name="T26">Senão, retorna o resultado da segunda expressão</text:span></text:p>
              </text:list-item>
            </text:list>
          </draw:text-box>
        </draw:frame>
        <draw:frame draw:style-name="gr15" draw:text-style-name="P24" draw:layer="layout" svg:width="26.5cm" svg:height="2.072cm" svg:x="0.75cm" svg:y="16.028cm">
          <draw:text-box>
            <text:p text:style-name="P23"><text:span text:style-name="T28">exp-cond </text:span><text:span text:style-name="T27">? </text:span><text:span text:style-name="T28">exp-sim </text:span><text:span text:style-name="T27">: </text:span><text:span text:style-name="T28">exp-nã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9" presentation:use-footer-name="ftr1">
        <office:forms form:automatic-focus="false" form:apply-design-mode="false"/>
        <draw:frame presentation:style-name="pr9" draw:layer="layout" svg:width="25.199cm" svg:height="3cm" svg:x="1.4cm" svg:y="-0.027cm" presentation:class="title" presentation:user-transformed="true">
          <draw:text-box>
            <text:p>Operador Ternário</text:p>
          </draw:text-box>
        </draw:frame>
        <draw:frame draw:style-name="gr15" draw:text-style-name="P24" draw:layer="layout" svg:width="28cm" svg:height="2.072cm" svg:x="0cm" svg:y="8.807cm">
          <draw:text-box>
            <text:p text:style-name="P23"><text:span text:style-name="T28">exp-cond </text:span><text:span text:style-name="T27">? </text:span><text:span text:style-name="T28">exp-sim </text:span><text:span text:style-name="T27">: </text:span><text:span text:style-name="T28">exp-não</text:span></text:p>
          </draw:text-box>
        </draw:frame>
        <draw:frame draw:style-name="gr10" draw:text-style-name="P25" draw:layer="layout" svg:width="18.75cm" svg:height="2.011cm" svg:x="4.625cm" svg:y="4.489cm">
          <draw:text-box>
            <text:p xml:id="id3" text:id="id3" text:style-name="P23"><text:span text:style-name="T41">/* exp-cond != 0 ? */</text:span></text:p>
          </draw:text-box>
        </draw:frame>
        <draw:frame draw:style-name="gr10" draw:text-style-name="P25" draw:layer="layout" svg:width="26cm" svg:height="1.711cm" svg:x="1cm" svg:y="12.289cm">
          <draw:text-box>
            <text:p xml:id="id4" text:id="id4" text:style-name="P23"><text:span text:style-name="T41">/* se != 0 retorna exp-sim */</text:span></text:p>
          </draw:text-box>
        </draw:frame>
        <draw:frame draw:style-name="gr10" draw:text-style-name="P25" draw:layer="layout" svg:width="26cm" svg:height="1.711cm" svg:x="1cm" svg:y="15.99cm">
          <draw:text-box>
            <text:p xml:id="id5" text:id="id5" text:style-name="P23"><text:span text:style-name="T41">/* se == 0 retorna exp-não *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02s" smil:fill="hold" smil:targetElement="id3" anim:sub-item="text" smil:attributeName="visibility" smil:to="visible"/>
                  <anim:animate smil:dur="1s" smil:fill="hold" smil:targetElement="id3" anim:sub-item="text" smil:attributeName="x" smil:values="1+width/2;x" smil:keyTimes="0;1"/>
                  <anim:animate smil:dur="1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02s" smil:fill="hold" smil:targetElement="id4" anim:sub-item="text" smil:attributeName="visibility" smil:to="visible"/>
                  <anim:animate smil:dur="1s" smil:fill="hold" smil:targetElement="id4" anim:sub-item="text" smil:attributeName="x" smil:values="1+width/2;x" smil:keyTimes="0;1"/>
                  <anim:animate smil:dur="1s" smil:fill="hold" smil:targetElement="id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02s" smil:fill="hold" smil:targetElement="id5" anim:sub-item="text" smil:attributeName="visibility" smil:to="visible"/>
                  <anim:animate smil:dur="1s" smil:fill="hold" smil:targetElement="id5" anim:sub-item="text" smil:attributeName="x" smil:values="1+width/2;x" smil:keyTimes="0;1"/>
                  <anim:animate smil:dur="1s" smil:fill="hold" smil:targetElement="id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presentation:use-footer-name="ftr1">
        <office:forms form:automatic-focus="false" form:apply-design-mode="false"/>
        <draw:frame presentation:style-name="pr9" draw:layer="layout" svg:width="25.199cm" svg:height="3cm" svg:x="1.4cm" svg:y="-0.027cm" presentation:class="title" presentation:user-transformed="true">
          <draw:text-box>
            <text:p>Operador Ternário</text:p>
          </draw:text-box>
        </draw:frame>
        <draw:frame draw:style-name="gr16" draw:text-style-name="P24" xml:id="id6" draw:id="id6" draw:layer="layout" svg:width="24.5cm" svg:height="7.045cm" svg:x="2.5cm" svg:y="12.5cm">
          <draw:text-box>
            <text:p><text:span text:style-name="T42">float</text:span><text:span text:style-name="T28"> </text:span><text:span text:style-name="T43">x</text:span><text:span text:style-name="T42">, </text:span><text:span text:style-name="T28">modulo</text:span><text:span text:style-name="T27">;</text:span></text:p>
            <text:p><text:span text:style-name="T28">scanf</text:span><text:span text:style-name="T27">(</text:span><text:span text:style-name="T44">"%f"</text:span><text:span text:style-name="T42">,</text:span><text:span text:style-name="T27"> </text:span><text:span text:style-name="T28">x</text:span><text:span text:style-name="T27">);</text:span></text:p>
            <text:p><text:span text:style-name="T28">modulo</text:span><text:span text:style-name="T27"> = </text:span><text:span text:style-name="T28">x</text:span><text:span text:style-name="T27">&gt;=</text:span><text:span text:style-name="T45">0</text:span><text:span text:style-name="T27"> ? </text:span><text:span text:style-name="T28">x </text:span><text:span text:style-name="T27">: -</text:span><text:span text:style-name="T28">x</text:span><text:span text:style-name="T27">;</text:span></text:p>
            <text:p text:style-name="P26"><text:span text:style-name="T28"/></text:p>
          </draw:text-box>
        </draw:frame>
        <draw:frame draw:style-name="gr17" draw:text-style-name="P23" draw:layer="layout" svg:width="14.894cm" svg:height="4.073cm" svg:x="2cm" svg:y="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8" draw:text-style-name="P27" draw:layer="layout" svg:width="2.5cm" svg:height="5cm" svg:x="16.117cm" svg:y="4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text-style-name="P16" draw:layer="layout" svg:width="25.199cm" svg:height="3cm" svg:x="1.4cm" svg:y="-0.027cm" presentation:class="title">
          <draw:text-box>
            <text:p><text:span text:style-name="T25">switch - case</text:span></text:p>
          </draw:text-box>
        </draw:frame>
        <draw:frame presentation:style-name="pr8" draw:text-style-name="P18" draw:layer="layout" svg:width="25.199cm" svg:height="13.859cm" svg:x="1.5cm" svg:y="4cm" presentation:class="outline">
          <draw:text-box>
            <text:list text:style-name="L2">
              <text:list-item>
                <text:p text:style-name="P17"><text:span text:style-name="T26">Estrutura de decisão múltipla</text:span></text:p>
              </text:list-item>
              <text:list-item>
                <text:p text:style-name="P17"><text:span text:style-name="T26">Condiciona a execução de blocos de comandos ao valor de uma expressão</text:span></text:p>
              </text:list-item>
              <text:list-item>
                <text:p text:style-name="P17"><text:span text:style-name="T26">Define blocos para múltiplos valores da expressão</text:span></text:p>
              </text:list-item>
              <text:list-item>
                <text:p text:style-name="P17"><text:span text:style-name="T26">Pode ainda ser definido um bloco de comandos </text:span><text:span text:style-name="T46">default</text:span><text:span text:style-name="T26">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 presentation:use-footer-name="ftr1">
        <draw:frame presentation:style-name="pr3" draw:layer="layout" svg:width="25.199cm" svg:height="3cm" svg:x="1.4cm" svg:y="-0.027cm" presentation:class="title">
          <draw:text-box>
            <text:p><text:span text:style-name="T25">switch - case</text:span></text:p>
          </draw:text-box>
        </draw:frame>
        <draw:frame draw:style-name="gr19" draw:text-style-name="P28" draw:layer="layout" svg:width="22.5cm" svg:height="15.71cm" svg:x="2.45cm" svg:y="4.2cm">
          <draw:text-box>
            <text:p><text:span text:style-name="T47">#include &lt;</text:span><text:span text:style-name="T48">stdio</text:span><text:span text:style-name="T47">.</text:span><text:span text:style-name="T48">h</text:span><text:span text:style-name="T47">&gt; </text:span></text:p>
            <text:p><text:span text:style-name="T47">int</text:span><text:span text:style-name="T48"> main</text:span><text:span text:style-name="T47">() </text:span><text:span text:style-name="T49">/*</text:span><text:span text:style-name="T47"> </text:span><text:span text:style-name="T49">count digits, white space, others */</text:span></text:p>
            <text:p><text:span text:style-name="T47">{</text:span></text:p>
            <text:p><text:span text:style-name="T47"><text:s text:c="3"/></text:span><text:span text:style-name="T47">int </text:span><text:span text:style-name="T48">c</text:span><text:span text:style-name="T47">, </text:span><text:span text:style-name="T48">i</text:span><text:span text:style-name="T47">, </text:span><text:span text:style-name="T48">nwhite</text:span><text:span text:style-name="T47">, </text:span><text:span text:style-name="T48">nother</text:span><text:span text:style-name="T47">, </text:span><text:span text:style-name="T48">ndigit</text:span><text:span text:style-name="T47">[</text:span><text:span text:style-name="T50">10</text:span><text:span text:style-name="T47">]; </text:span><text:span text:style-name="T48">nwhite</text:span><text:span text:style-name="T47"> = </text:span><text:span text:style-name="T48">nother</text:span><text:span text:style-name="T47"> = </text:span><text:span text:style-name="T50">0</text:span><text:span text:style-name="T47">;</text:span></text:p>
            <text:p><text:span text:style-name="T47"><text:s text:c="3"/></text:span><text:span text:style-name="T47">for (</text:span><text:span text:style-name="T48">i</text:span><text:span text:style-name="T47"> = </text:span><text:span text:style-name="T50">0</text:span><text:span text:style-name="T47">; </text:span><text:span text:style-name="T48">i</text:span><text:span text:style-name="T47"> &lt; </text:span><text:span text:style-name="T50">10</text:span><text:span text:style-name="T47">; </text:span><text:span text:style-name="T48">i</text:span><text:span text:style-name="T47">++) </text:span><text:span text:style-name="T48">ndigit</text:span><text:span text:style-name="T47">[</text:span><text:span text:style-name="T48">i</text:span><text:span text:style-name="T47">] = </text:span><text:span text:style-name="T50">0</text:span><text:span text:style-name="T47">;</text:span></text:p>
            <text:p><text:span text:style-name="T47"><text:s text:c="3"/></text:span><text:span text:style-name="T47">while ((</text:span><text:span text:style-name="T48">c</text:span><text:span text:style-name="T47"> = </text:span><text:span text:style-name="T48">getchar</text:span><text:span text:style-name="T47">()) != </text:span><text:span text:style-name="T48">EOF</text:span><text:span text:style-name="T47">) </text:span></text:p>
            <text:p><text:span text:style-name="T47"><text:s text:c="3"/></text:span><text:span text:style-name="T47">{</text:span></text:p>
            <text:p><text:span text:style-name="T47"><text:s text:c="6"/></text:span><text:span text:style-name="T47">switch (</text:span><text:span text:style-name="T48">c</text:span><text:span text:style-name="T47">) </text:span></text:p>
            <text:p><text:span text:style-name="T47"><text:s text:c="6"/></text:span><text:span text:style-name="T47">{</text:span></text:p>
            <text:p><text:span text:style-name="T47"><text:s text:c="9"/></text:span><text:span text:style-name="T47">case </text:span><text:span text:style-name="T50">'0'</text:span><text:span text:style-name="T47">: case </text:span><text:span text:style-name="T50">'1'</text:span><text:span text:style-name="T47">: case </text:span><text:span text:style-name="T50">'2'</text:span><text:span text:style-name="T47">: case </text:span><text:span text:style-name="T50">'3'</text:span><text:span text:style-name="T47">: case </text:span><text:span text:style-name="T50">'4'</text:span><text:span text:style-name="T47">: </text:span></text:p>
            <text:p><text:span text:style-name="T47"><text:s text:c="9"/></text:span><text:span text:style-name="T47">case </text:span><text:span text:style-name="T50">'5'</text:span><text:span text:style-name="T47">: case </text:span><text:span text:style-name="T50">'6'</text:span><text:span text:style-name="T47">: case </text:span><text:span text:style-name="T50">'7'</text:span><text:span text:style-name="T47">: case </text:span><text:span text:style-name="T50">'8'</text:span><text:span text:style-name="T47">: case </text:span><text:span text:style-name="T50">'9'</text:span><text:span text:style-name="T47">:</text:span></text:p>
            <text:p><text:span text:style-name="T47"><text:s text:c="12"/></text:span><text:span text:style-name="T48">ndigit</text:span><text:span text:style-name="T47">[</text:span><text:span text:style-name="T48">c</text:span><text:span text:style-name="T47">-</text:span><text:span text:style-name="T50">'0'</text:span><text:span text:style-name="T47">]++;</text:span></text:p>
            <text:p><text:span text:style-name="T47"><text:s text:c="12"/></text:span><text:span text:style-name="T47">break;</text:span></text:p>
            <text:p><text:span text:style-name="T47"><text:s text:c="9"/></text:span><text:span text:style-name="T47">case </text:span><text:span text:style-name="T50">' '</text:span><text:span text:style-name="T47">: case </text:span><text:span text:style-name="T50">'\n'</text:span><text:span text:style-name="T47">: case </text:span><text:span text:style-name="T50">'\t'</text:span><text:span text:style-name="T47">:</text:span></text:p>
            <text:p><text:span text:style-name="T47"><text:s text:c="12"/></text:span><text:span text:style-name="T48">nwhite</text:span><text:span text:style-name="T47">++;</text:span></text:p>
            <text:p><text:span text:style-name="T47"><text:s text:c="12"/></text:span><text:span text:style-name="T47">break;</text:span></text:p>
            <text:p><text:span text:style-name="T47"><text:s text:c="9"/></text:span><text:span text:style-name="T47">default:</text:span></text:p>
            <text:p><text:span text:style-name="T47"><text:s text:c="12"/></text:span><text:span text:style-name="T48">nother</text:span><text:span text:style-name="T47">++;</text:span></text:p>
            <text:p><text:span text:style-name="T47"><text:s text:c="12"/></text:span><text:span text:style-name="T47">break;</text:span></text:p>
            <text:p><text:span text:style-name="T47"><text:s text:c="6"/></text:span><text:span text:style-name="T47">}</text:span></text:p>
            <text:p><text:span text:style-name="T47"><text:s text:c="3"/></text:span><text:span text:style-name="T47">}</text:span></text:p>
            <text:p><text:span text:style-name="T47"><text:s text:c="3"/></text:span><text:span text:style-name="T48">printf</text:span><text:span text:style-name="T47">(</text:span><text:span text:style-name="T50">"digits ="</text:span><text:span text:style-name="T47">);</text:span></text:p>
            <text:p><text:span text:style-name="T47"><text:s text:c="3"/></text:span><text:span text:style-name="T47">for (</text:span><text:span text:style-name="T48">i</text:span><text:span text:style-name="T47"> = </text:span><text:span text:style-name="T50">0</text:span><text:span text:style-name="T47">; </text:span><text:span text:style-name="T48">i</text:span><text:span text:style-name="T47"> &lt; </text:span><text:span text:style-name="T50">10</text:span><text:span text:style-name="T47">; </text:span><text:span text:style-name="T48">i</text:span><text:span text:style-name="T47">++)</text:span></text:p>
            <text:p><text:span text:style-name="T47"><text:tab/></text:span><text:span text:style-name="T47"> <text:s text:c="2"/></text:span><text:span text:style-name="T48">printf</text:span><text:span text:style-name="T47">(</text:span><text:span text:style-name="T50">" %d"</text:span><text:span text:style-name="T47">, </text:span><text:span text:style-name="T48">ndigit</text:span><text:span text:style-name="T47">[</text:span><text:span text:style-name="T48">i</text:span><text:span text:style-name="T47">]);</text:span></text:p>
            <text:p><text:span text:style-name="T47"><text:s text:c="3"/></text:span><text:span text:style-name="T48">printf</text:span><text:span text:style-name="T47">(</text:span><text:span text:style-name="T50">", white space = %d, other = %d\n"</text:span><text:span text:style-name="T47">, </text:span><text:span text:style-name="T48">nwhite</text:span><text:span text:style-name="T47">, </text:span><text:span text:style-name="T48">nother</text:span><text:span text:style-name="T47">);</text:span></text:p>
            <text:p><text:span text:style-name="T47"><text:s text:c="3"/></text:span><text:span text:style-name="T47">return </text:span><text:span text:style-name="T50">0</text:span><text:span text:style-name="T47">;</text:span></text:p>
            <text:p><text:span text:style-name="T47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>
        <draw:frame draw:style-name="gr8" draw:text-style-name="P12" draw:layer="layout" svg:width="18.329cm" svg:height="5.679cm" svg:x="4.836cm" svg:y="8.2cm">
          <draw:text-box>
            <text:p text:style-name="P11"><text:span text:style-name="T17">Estruturas de</text:span><text:span text:style-name="T17"><text:line-break/></text:span><text:span text:style-name="T17">repetiçã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while</text:span></text:p>
          </draw:text-box>
        </draw:frame>
        <draw:frame presentation:style-name="pr8" draw:layer="layout" svg:width="25.199cm" svg:height="13.859cm" svg:x="1.5cm" svg:y="4cm" presentation:class="outline">
          <draw:text-box>
            <text:list text:style-name="L2">
              <text:list-item>
                <text:p>Estrutura de repetição</text:p>
              </text:list-item>
              <text:list-item>
                <text:p>Executada enquanto expressão for diferente de 0</text:p>
              </text:list-item>
              <text:list-item>
                <text:p>O teste da expressão é executado <text:span text:style-name="T51">antes</text:span> do bloco</text:p>
              </text:list-item>
              <text:list-item>
                <text:p>Para evitar loop infinito as variáveis usadas na expressão precisam ser alteradas <text:s/></text:p>
              </text:list-item>
            </text:list>
          </draw:text-box>
        </draw:frame>
        <draw:frame draw:style-name="gr20" draw:text-style-name="P22" draw:layer="layout" svg:width="16.5cm" svg:height="4cm" svg:x="6cm" svg:y="12.9cm">
          <draw:text-box>
            <text:p><text:span text:style-name="T34">while (</text:span><text:span text:style-name="T35">expressao</text:span><text:span text:style-name="T34">)</text:span></text:p>
            <text:p><text:span text:style-name="T34"><text:s text:c="3"/></text:span><text:span text:style-name="T35">comando</text:span><text:span text:style-name="T34">;</text:span></text:p>
          </draw:text-box>
        </draw:frame>
        <draw:frame draw:style-name="gr21" draw:text-style-name="P22" xml:id="id7" draw:id="id7" draw:layer="layout" svg:width="16.5cm" svg:height="6.801cm" svg:x="6cm" svg:y="12.9cm">
          <draw:text-box>
            <text:p><text:span text:style-name="T34">while (</text:span><text:span text:style-name="T35">expressao</text:span><text:span text:style-name="T34">)</text:span></text:p>
            <text:p><text:span text:style-name="T34">{</text:span></text:p>
            <text:p><text:span text:style-name="T34"><text:s text:c="3"/></text:span><text:span text:style-name="T35">comandos</text:span><text:span text:style-name="T34">;</text:span></text:p>
            <text:p><text:span text:style-name="T3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 presentation:use-footer-name="ftr1"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while</text:span></text:p>
          </draw:text-box>
        </draw:frame>
        <draw:frame draw:style-name="gr12" draw:text-style-name="P22" draw:layer="layout" svg:width="27.5cm" svg:height="16.401cm" svg:x="0.3cm" svg:y="3.631cm">
          <draw:text-box>
            <text:p><text:span text:style-name="T34">int </text:span><text:span text:style-name="T35">counter</text:span><text:span text:style-name="T34"> = </text:span><text:span text:style-name="T52">5</text:span><text:span text:style-name="T34">;</text:span></text:p>
            <text:p><text:span text:style-name="T34">int </text:span><text:span text:style-name="T35">factorial</text:span><text:span text:style-name="T34"> = </text:span><text:span text:style-name="T52">1</text:span><text:span text:style-name="T34">;</text:span></text:p>
            <text:p><text:span text:style-name="T34"/></text:p>
            <text:p><text:span text:style-name="T34">while (</text:span><text:span text:style-name="T35">counter</text:span><text:span text:style-name="T34"> &gt; </text:span><text:span text:style-name="T52">0</text:span><text:span text:style-name="T34">)</text:span></text:p>
            <text:p><text:span text:style-name="T34">{</text:span></text:p>
            <text:p><text:span text:style-name="T34"><text:s text:c="3"/></text:span><text:span text:style-name="T35">factorial</text:span><text:span text:style-name="T34"> *= </text:span><text:span text:style-name="T35">counter</text:span><text:span text:style-name="T34">--; </text:span></text:p>
            <text:p><text:span text:style-name="T34">} </text:span></text:p>
            <text:p><text:span text:style-name="T34"/></text:p>
            <text:p><text:span text:style-name="T35">printf</text:span><text:span text:style-name="T34">(</text:span><text:span text:style-name="T52">"factorial of 5 is %d\n"</text:span><text:span text:style-name="T34">, </text:span><text:span text:style-name="T35">factorial</text:span><text:span text:style-name="T34">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do-while</text:span></text:p>
          </draw:text-box>
        </draw:frame>
        <draw:frame presentation:style-name="pr8" draw:layer="layout" svg:width="25.199cm" svg:height="13.859cm" svg:x="1.5cm" svg:y="4cm" presentation:class="outline">
          <draw:text-box>
            <text:list text:style-name="L2">
              <text:list-item>
                <text:p>Estrutura de repetição</text:p>
              </text:list-item>
              <text:list-item>
                <text:p>Executada enquanto expressão for diferente de 0</text:p>
              </text:list-item>
              <text:list-item>
                <text:p>O teste da expressão é executado <text:span text:style-name="T53">após</text:span> o bloco</text:p>
              </text:list-item>
              <text:list-item>
                <text:p>Para evitar loop infinito as variáveis usadas na expressão precisam ser alteradas</text:p>
              </text:list-item>
            </text:list>
          </draw:text-box>
        </draw:frame>
        <draw:frame draw:style-name="gr21" draw:text-style-name="P22" draw:layer="layout" svg:width="18cm" svg:height="6.801cm" svg:x="5.5cm" svg:y="12.5cm">
          <draw:text-box>
            <text:p><text:span text:style-name="T34">do </text:span></text:p>
            <text:p><text:span text:style-name="T34">{</text:span></text:p>
            <text:p><text:span text:style-name="T34"><text:s text:c="3"/></text:span><text:span text:style-name="T35">comandos</text:span><text:span text:style-name="T34">;</text:span></text:p>
            <text:p><text:span text:style-name="T34">} while (</text:span><text:span text:style-name="T35">expressão</text:span><text:span text:style-name="T34">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9" presentation:use-footer-name="ftr1"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do-while</text:span></text:p>
          </draw:text-box>
        </draw:frame>
        <draw:frame draw:style-name="gr12" draw:text-style-name="P22" draw:layer="layout" svg:width="27.5cm" svg:height="16.401cm" svg:x="0.3cm" svg:y="3.631cm">
          <draw:text-box>
            <text:p><text:span text:style-name="T34">int </text:span><text:span text:style-name="T35">counter</text:span><text:span text:style-name="T34"> = </text:span><text:span text:style-name="T52">5</text:span><text:span text:style-name="T34">;</text:span></text:p>
            <text:p><text:span text:style-name="T34">int </text:span><text:span text:style-name="T35">factorial</text:span><text:span text:style-name="T34"> = </text:span><text:span text:style-name="T52">1</text:span><text:span text:style-name="T34">;</text:span></text:p>
            <text:p><text:span text:style-name="T34"/></text:p>
            <text:p><text:span text:style-name="T34">do</text:span></text:p>
            <text:p><text:span text:style-name="T34">{</text:span></text:p>
            <text:p><text:span text:style-name="T34"><text:s text:c="3"/></text:span><text:span text:style-name="T35">factorial</text:span><text:span text:style-name="T34"> *= </text:span><text:span text:style-name="T35">counter</text:span><text:span text:style-name="T34">--; </text:span></text:p>
            <text:p><text:span text:style-name="T34">} while (</text:span><text:span text:style-name="T35">counter</text:span><text:span text:style-name="T34"> &gt; </text:span><text:span text:style-name="T52">0</text:span><text:span text:style-name="T34">);</text:span></text:p>
            <text:p><text:span text:style-name="T34"/></text:p>
            <text:p><text:span text:style-name="T35">printf</text:span><text:span text:style-name="T34">(</text:span><text:span text:style-name="T52">"factorial of 5 is %d\n"</text:span><text:span text:style-name="T34">, </text:span><text:span text:style-name="T35">factorial</text:span><text:span text:style-name="T34">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for</text:span></text:p>
          </draw:text-box>
        </draw:frame>
        <draw:frame presentation:style-name="pr8" draw:layer="layout" svg:width="25.199cm" svg:height="13.859cm" svg:x="1.5cm" svg:y="4cm" presentation:class="outline">
          <draw:text-box>
            <text:list text:style-name="L2">
              <text:list-item>
                <text:p>Estrutura de repetição</text:p>
              </text:list-item>
              <text:list-item>
                <text:p>Executada enquanto expressão condição for diferente de 0</text:p>
              </text:list-item>
              <text:list-item>
                <text:p>O teste da expressão é executado <text:span text:style-name="T53">antes</text:span> do bloco</text:p>
              </text:list-item>
              <text:list-item>
                <text:p>Inicializa + testa condição + executa bloco + incrementa</text:p>
              </text:list-item>
            </text:list>
          </draw:text-box>
        </draw:frame>
        <draw:frame draw:style-name="gr22" draw:text-style-name="P22" draw:layer="layout" svg:width="23.5cm" svg:height="5.201cm" svg:x="2.25cm" svg:y="13.501cm">
          <draw:text-box>
            <text:p><text:span text:style-name="T34">for(</text:span><text:span text:style-name="T35">inicial</text:span><text:span text:style-name="T34">; </text:span><text:span text:style-name="T35">cond</text:span><text:span text:style-name="T34">; </text:span><text:span text:style-name="T35">increm</text:span><text:span text:style-name="T34">) </text:span></text:p>
            <text:p><text:span text:style-name="T34"><text:s text:c="3"/></text:span><text:span text:style-name="T35">comando</text:span><text:span text:style-name="T34">;</text:span></text:p>
            <text:p><text:span text:style-name="T34"><text:s/></text:span></text:p>
          </draw:text-box>
        </draw:frame>
        <draw:frame draw:style-name="gr21" draw:text-style-name="P22" xml:id="id8" draw:id="id8" draw:layer="layout" svg:width="23.5cm" svg:height="6.801cm" svg:x="2.25cm" svg:y="13.5cm">
          <draw:text-box>
            <text:p><text:span text:style-name="T34">for(</text:span><text:span text:style-name="T35">inicial</text:span><text:span text:style-name="T34">; </text:span><text:span text:style-name="T35">cond</text:span><text:span text:style-name="T34">; </text:span><text:span text:style-name="T35">increm</text:span><text:span text:style-name="T34">) </text:span></text:p>
            <text:p><text:span text:style-name="T34">{</text:span></text:p>
            <text:p><text:span text:style-name="T34"><text:s text:c="3"/></text:span><text:span text:style-name="T35">comandos</text:span><text:span text:style-name="T34">;</text:span></text:p>
            <text:p><text:span text:style-name="T34">}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9" presentation:use-footer-name="ftr1"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for</text:span></text:p>
          </draw:text-box>
        </draw:frame>
        <draw:frame draw:style-name="gr12" draw:text-style-name="P22" draw:layer="layout" svg:width="27.5cm" svg:height="16.401cm" svg:x="0.3cm" svg:y="3.631cm">
          <draw:text-box>
            <text:p><text:span text:style-name="T34">int </text:span><text:span text:style-name="T35">count</text:span><text:span text:style-name="T34">;</text:span></text:p>
            <text:p><text:span text:style-name="T34">int </text:span><text:span text:style-name="T35">factorial</text:span><text:span text:style-name="T34"> = </text:span><text:span text:style-name="T52">1</text:span><text:span text:style-name="T34">;</text:span></text:p>
            <text:p><text:span text:style-name="T34"/></text:p>
            <text:p><text:span text:style-name="T34">for(</text:span><text:span text:style-name="T35">count</text:span><text:span text:style-name="T34">=5; </text:span><text:span text:style-name="T35">count</text:span><text:span text:style-name="T34">&gt;</text:span><text:span text:style-name="T52">0</text:span><text:span text:style-name="T34">; </text:span><text:span text:style-name="T35">count</text:span><text:span text:style-name="T34">--) </text:span></text:p>
            <text:p><text:span text:style-name="T34">{</text:span></text:p>
            <text:p><text:span text:style-name="T34"><text:s text:c="3"/></text:span><text:span text:style-name="T35">factorial</text:span><text:span text:style-name="T34"> *= </text:span><text:span text:style-name="T35">count</text:span><text:span text:style-name="T34">; </text:span></text:p>
            <text:p><text:span text:style-name="T34">}</text:span></text:p>
            <text:p><text:span text:style-name="T34"/></text:p>
            <text:p><text:span text:style-name="T35">printf</text:span><text:span text:style-name="T34">(</text:span><text:span text:style-name="T52">"factorial of 5 is %d\n"</text:span><text:span text:style-name="T34">, </text:span><text:span text:style-name="T35">factorial</text:span><text:span text:style-name="T34">)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break - continue</text:span></text:p>
          </draw:text-box>
        </draw:frame>
        <draw:frame presentation:style-name="pr8" draw:layer="layout" svg:width="25.199cm" svg:height="13.859cm" svg:x="1.5cm" svg:y="4cm" presentation:class="outline">
          <draw:text-box>
            <text:list text:style-name="L2">
              <text:list-item>
                <text:p>Interrompem o curso da repetição</text:p>
              </text:list-item>
              <text:list-item>
                <text:p><text:span text:style-name="T54">break</text:span> pode ser usado no interior de laços <text:span text:style-name="T54">while</text:span>, <text:span text:style-name="T54">do-while</text:span> e <text:span text:style-name="T54">for</text:span> para força a saída</text:p>
              </text:list-item>
              <text:list-item>
                <text:p><text:span text:style-name="T54">continue</text:span> pode ser usado no interior de laços <text:span text:style-name="T54">for</text:span> para saltar para o próximo valor do contado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9" presentation:use-footer-name="ftr1"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break</text:span></text:p>
          </draw:text-box>
        </draw:frame>
        <draw:frame draw:style-name="gr23" draw:text-style-name="P29" draw:layer="layout" svg:width="16.7cm" svg:height="10.001cm" svg:x="6cm" svg:y="3.031cm">
          <draw:text-box>
            <text:p><text:span text:style-name="T34">while ( </text:span><text:span text:style-name="T35">i</text:span><text:span text:style-name="T34"> &lt; </text:span><text:span text:style-name="T52">20</text:span><text:span text:style-name="T34"> )</text:span></text:p>
            <text:p><text:span text:style-name="T34">{</text:span></text:p>
            <text:p><text:span text:style-name="T34"><text:s/></text:span><text:span text:style-name="T34"><text:tab/></text:span><text:span text:style-name="T34"><text:tab/></text:span><text:span text:style-name="T35">i</text:span><text:span text:style-name="T34">++;</text:span></text:p>
            <text:p><text:span text:style-name="T34"><text:s/></text:span><text:span text:style-name="T34"><text:tab/></text:span><text:span text:style-name="T34"><text:tab/></text:span><text:span text:style-name="T34">if ( </text:span><text:span text:style-name="T35">i</text:span><text:span text:style-name="T34"> == </text:span><text:span text:style-name="T52">10</text:span><text:span text:style-name="T34">)</text:span></text:p>
            <text:p><text:span text:style-name="T34"><text:s text:c="4"/></text:span><text:span text:style-name="T34"><text:tab/></text:span><text:span text:style-name="T34"><text:tab/></text:span><text:span text:style-name="T34">break;</text:span></text:p>
            <text:p><text:span text:style-name="T34">}</text:span></text:p>
          </draw:text-box>
        </draw:frame>
        <draw:frame draw:style-name="gr24" draw:text-style-name="P29" draw:layer="layout" svg:width="18.2cm" svg:height="8.401cm" svg:x="6cm" svg:y="12.732cm">
          <draw:text-box>
            <text:p><text:span text:style-name="T34">for (</text:span><text:span text:style-name="T35">i</text:span><text:span text:style-name="T34">=</text:span><text:span text:style-name="T52">5</text:span><text:span text:style-name="T34">; </text:span><text:span text:style-name="T35">i</text:span><text:span text:style-name="T34">&lt;</text:span><text:span text:style-name="T52">20</text:span><text:span text:style-name="T34">;</text:span><text:span text:style-name="T52"> </text:span><text:span text:style-name="T35">i</text:span><text:span text:style-name="T34">++)</text:span></text:p>
            <text:p><text:span text:style-name="T34">{</text:span></text:p>
            <text:p><text:span text:style-name="T34"><text:s/></text:span><text:span text:style-name="T34"><text:tab/></text:span><text:span text:style-name="T34"><text:tab/></text:span><text:span text:style-name="T34">if ( </text:span><text:span text:style-name="T35">i</text:span><text:span text:style-name="T34"> == </text:span><text:span text:style-name="T52">10</text:span><text:span text:style-name="T34">)</text:span></text:p>
            <text:p><text:span text:style-name="T34"><text:s text:c="4"/></text:span><text:span text:style-name="T34"><text:tab/></text:span><text:span text:style-name="T34"><text:tab/></text:span><text:span text:style-name="T34">break;</text:span></text:p>
            <text:p><text:span text:style-name="T3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9" presentation:use-footer-name="ftr1">
        <draw:frame presentation:style-name="pr3" draw:text-style-name="P16" draw:layer="layout" svg:width="25.199cm" svg:height="3cm" svg:x="1.4cm" svg:y="-0.027cm" presentation:class="title">
          <draw:text-box>
            <text:p><text:span text:style-name="T25"><text:s/></text:span><text:span text:style-name="T25">continue</text:span></text:p>
          </draw:text-box>
        </draw:frame>
        <draw:frame draw:style-name="gr23" draw:text-style-name="P29" draw:layer="layout" svg:width="19.7cm" svg:height="10.001cm" svg:x="4.9cm" svg:y="7.232cm">
          <draw:text-box>
            <text:p><text:span text:style-name="T34">for (</text:span><text:span text:style-name="T35">i</text:span><text:span text:style-name="T34">=</text:span><text:span text:style-name="T52">5</text:span><text:span text:style-name="T34">; </text:span><text:span text:style-name="T35">i</text:span><text:span text:style-name="T34">&lt;</text:span><text:span text:style-name="T52">20</text:span><text:span text:style-name="T34">;</text:span><text:span text:style-name="T52"> </text:span><text:span text:style-name="T35">i</text:span><text:span text:style-name="T34">++)</text:span></text:p>
            <text:p><text:span text:style-name="T34">{</text:span></text:p>
            <text:p><text:span text:style-name="T34"><text:s/></text:span><text:span text:style-name="T34"><text:tab/></text:span><text:span text:style-name="T34"><text:tab/></text:span><text:span text:style-name="T34">if ( </text:span><text:span text:style-name="T35">i</text:span><text:span text:style-name="T34"> == </text:span><text:span text:style-name="T52">10</text:span><text:span text:style-name="T34">)</text:span></text:p>
            <text:p><text:span text:style-name="T34"><text:s text:c="4"/></text:span><text:span text:style-name="T34"><text:tab/></text:span><text:span text:style-name="T34"><text:tab/></text:span><text:span text:style-name="T34">continue;</text:span></text:p>
            <text:p><text:span text:style-name="T34"><text:s text:c="3"/></text:span><text:span text:style-name="T35">printf</text:span><text:span text:style-name="T34">(</text:span><text:span text:style-name="T52">“%d"</text:span><text:span text:style-name="T34">, </text:span><text:span text:style-name="T35">i</text:span><text:span text:style-name="T34">);</text:span></text:p>
            <text:p><text:span text:style-name="T34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>
        <draw:frame presentation:style-name="pr3" draw:layer="layout" svg:width="25.199cm" svg:height="3cm" svg:x="1.4cm" svg:y="-0.027cm" presentation:class="title">
          <draw:text-box>
            <text:p>Exercício U3.1 – Conversão de strings</text:p>
          </draw:text-box>
        </draw:frame>
        <draw:frame presentation:style-name="pr11" draw:text-style-name="P31" draw:layer="layout" svg:width="25.199cm" svg:height="13.859cm" svg:x="1.5cm" svg:y="5.1cm" presentation:class="outline" presentation:user-transformed="true">
          <draw:text-box>
            <text:list text:style-name="L3">
              <text:list-header>
                <text:p text:style-name="P30"><text:span text:style-name="T55">Escreva a função </text:span><text:span text:style-name="T56">escape</text:span><text:span text:style-name="T55"> capaz de converter os códigos ascii dos caracteres </text:span><text:span text:style-name="T5">{</text:span><text:span text:style-name="T57">' '</text:span><text:span text:style-name="T5">,</text:span><text:span text:style-name="T57">'\t'</text:span><text:span text:style-name="T5">, </text:span><text:span text:style-name="T57">'\f'</text:span><text:span text:style-name="T5">,</text:span><text:span text:style-name="T57">'\v'</text:span><text:span text:style-name="T5">,</text:span><text:span text:style-name="T57">'\n'</text:span><text:span text:style-name="T5">,</text:span><text:span text:style-name="T57">'\r'</text:span><text:span text:style-name="T5">}</text:span><text:span text:style-name="T55"> <text:s/>quebrando-os <text:s/>em dois caracteres </text:span><text:span text:style-name="T57">'\\' </text:span><text:span text:style-name="T58">+ </text:span><text:span text:style-name="T57">'X'</text:span><text:span text:style-name="T55">. </text:span><text:span text:style-name="T55"><text:line-break/></text:span><text:span text:style-name="T55"/></text:p>
                <text:p text:style-name="P30"><text:span text:style-name="T55"><text:line-break/></text:span><text:span text:style-name="T55">OBS.: <text:s/></text:span><text:span text:style-name="T55"><text:line-break/></text:span><text:span text:style-name="T55"><text:tab/></text:span><text:span text:style-name="T55">Não é permitido o uso de </text:span><text:span text:style-name="T59">if</text:span><text:span text:style-name="T55">.</text:span><text:span text:style-name="T55"><text:line-break/></text:span><text:span text:style-name="T55"><text:tab/></text:span><text:span text:style-name="T60">É obrigatório modularizar o código em três funções: uma </text:span><text:span text:style-name="T60"><text:tab/></text:span><text:span text:style-name="T60">para a leitura da sequência original, a segunda para a conversão e a terceira para fazer a impressão da string final 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>
        <draw:frame draw:style-name="gr25" draw:text-style-name="P12" draw:layer="layout" svg:width="5.32cm" svg:height="3cm" svg:x="11.34cm" svg:y="9.5cm">
          <draw:text-box>
            <text:p text:style-name="P11"><text:span text:style-name="T17">Fi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3" svg:font-family="'Courier New'" style:font-pitch="variable"/>
    <style:font-face style:name="Bitstream Vera Sans2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rebuchet MS3" svg:font-family="'Trebuchet MS'" style:font-family-generic="moder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fill-image draw:name="fundo_20_e-foto" draw:display-name="fundo e-foto" xlink:href="Pictures/10000000000004000000030028C343AD273A0A5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pt" fo:country="BR" style:font-name-asian="Bitstream Vera Sans1" style:font-size-asian="24pt" style:language-asian="zxx" style:country-asian="none" style:font-name-complex="Bitstream Vera Sans1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auto-grow-height="fals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1" style:font-family-asian="'Bitstream Vera Sans'" style:font-pitch-asian="variable" style:font-size-asian="18pt" style:font-style-asian="normal" style:font-weight-asian="normal" style:font-name-complex="Bitstream Vera Sans1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Base" style:display-name="_OOoComputerBas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font-size="12pt" fo:language="zxx" fo:country="none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Default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1" style:font-family-asian="'Bitstream Vera Sans'" style:font-pitch-asian="variable" style:font-size-asian="20pt" style:font-style-asian="normal" style:font-weight-asian="normal" style:font-name-complex="Bitstream Vera Sans1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1" style:font-family-asian="'Bitstream Vera Sans'" style:font-pitch-asian="variable" style:font-size-asian="32pt" style:font-style-asian="normal" style:font-weight-asian="normal" style:font-name-complex="Bitstream Vera Sans1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1" style:font-family-asian="'Bitstream Vera Sans'" style:font-pitch-asian="variable" style:font-size-asian="32pt" style:font-style-asian="normal" style:font-weight-asian="normal" style:font-name-complex="Bitstream Vera Sans1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name-asian="Bitstream Vera Sans1" style:font-family-asian="'Bitstream Vera Sans'" style:font-pitch-asian="variable" style:font-size-asian="32pt" style:font-style-asian="normal" style:font-weight-asian="bold" style:font-name-complex="Bitstream Vera Sans1" style:font-family-complex="'Bitstream Vera Sans'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 draw:fill-image-name="fundo_20_e-foto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944794" draw:textarea-horizontal-align="center" draw:textarea-vertical-align="middl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solid" draw:fill-color="#944794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fo:margin-left="0cm" fo:margin-right="0cm" fo:text-indent="0cm"/>
    </style:style>
    <style:style style:name="MP8" style:family="paragraph">
      <loext:graphic-properties draw:fill-color="#ffffff"/>
      <style:paragraph-properties fo:margin-left="1.2cm" fo:margin-right="0cm" fo:text-indent="-0.9cm"/>
      <style:text-properties fo:font-size="26pt" style:font-size-asian="26pt" style:font-size-complex="26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2323dc" style:font-name="Courier 10 Pitch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rect presentation:style-name="Mpr1" draw:text-style-name="MP5" draw:layer="backgroundobjects" svg:width="28cm" svg:height="3.035cm" svg:x="0cm" svg:y="-0.035cm">
        <text:p/>
      </draw:rect>
      <draw:frame presentation:style-name="Mpr2" draw:text-style-name="MP7" draw:layer="backgroundobjects" svg:width="25.199cm" svg:height="3cm" svg:x="1.4cm" svg:y="-0.027cm" presentation:class="title">
        <draw:text-box>
          <text:p text:style-name="MP6">Click to edit the title text format</text:p>
        </draw:text-box>
      </draw:frame>
      <draw:frame presentation:style-name="Mpr3" draw:text-style-name="MP8" draw:layer="backgroundobjects" svg:width="25.199cm" svg:height="13.859cm" svg:x="1.5cm" svg:y="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  <text:list>
                                    <text:list-item>
                                      <text:p text:style-name="MP6"><text:span text:style-name="MT5">Seventh Outline Level</text:span></text:p>
                                      <text:list>
                                        <text:list-item>
                                          <text:p text:style-name="MP6"><text:span text:style-name="MT5">Eighth Outline Level</text:span></text:p>
                                          <text:list>
                                            <text:list-item>
                                              <text:p text:style-name="MP6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4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4.262cm" svg:height="1.448cm" svg:x="23.3cm" svg:y="19.552cm" presentation:class="page-number">
        <draw:text-box>
          <text:p text:style-name="MP11"><text:span text:style-name="MT6"/></text:p>
          <text:p text:style-name="MP11"><text:span text:style-name="MT6"><text:page-number>16</text:page-number></text:span><text:span text:style-name="MT6">/30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Guilherme Mota</meta:initial-creator>
    <meta:creation-date>2006-10-21T11:50:40</meta:creation-date>
    <dc:creator>Guilherme Mota</dc:creator>
    <dc:date>2018-01-31T20:27:13.616399583</dc:date>
    <dc:language>pt-BR</dc:language>
    <meta:editing-cycles>173</meta:editing-cycles>
    <meta:editing-duration>P3DT17H25M14S</meta:editing-duration>
    <meta:document-statistic meta:object-count="16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o fence="true" stretchy="false">‖</mo>
        <mrow>
          <mi>x</mi>
        </mrow>
        <mo fence="true" stretchy="false">‖</mo>
      </mrow>
      <mo stretchy="false">=</mo>
      <mrow>
        <mo fence="true" stretchy="true">{</mo>
        <mrow>
          <mtable>
            <mtr>
              <mtd columnalign="left">
                <mrow>
                  <mi>x</mi>
                  <mi>,</mi>
                </mrow>
              </mtd>
              <mtd>
                <mrow>
                  <mstyle mathvariant="normal">
                    <mi>se</mi>
                  </mstyle>
                  <mspace width="2em"/>
                  <mrow>
                    <mi>x</mi>
                    <mo stretchy="false">⩾</mo>
                    <mn>0</mn>
                  </mrow>
                </mrow>
              </mtd>
            </mtr>
            <mtr>
              <mtd columnalign="left">
                <mrow>
                  <mrow>
                    <mo stretchy="false">−</mo>
                    <mi>x</mi>
                  </mrow>
                  <mi>,</mi>
                </mrow>
              </mtd>
              <mtd columnalign="left">
                <mrow>
                  <mstyle mathvariant="normal">
                    <mi>se</mi>
                  </mstyle>
                  <mspace width="2em"/>
                  <mrow>
                    <mi>x</mi>
                    <mo stretchy="false">&lt;</mo>
                    <mn>0</mn>
                  </mrow>
                </mrow>
              </mtd>
            </mtr>
          </mtable>
        </mrow>
        <mo fence="true" stretchy="true">}</mo>
      </mrow>
    </mrow>
    <annotation encoding="StarMath 5.0"> ldline x rdline = left lbrace matrix{ alignl {x}, # nitalic se ~ x geslant 0 ##alignl {-x}, # alignl {nitalic {se} ~x &lt; 0}} right rbrace </annotation>
  </semantics>
</math>
</file>